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style>
    <style:style style:name="P2" style:family="paragraph" style:parent-style-name="Preformatted_20_Text">
      <style:paragraph-properties fo:margin-top="0cm" fo:margin-bottom="0.499cm" style:contextual-spacing="false" fo:padding="0cm" fo:border="none"/>
      <style:text-properties officeooo:paragraph-rsid="001aa7d9"/>
    </style:style>
    <style:style style:name="P3" style:family="paragraph" style:parent-style-name="Preformatted_20_Text">
      <style:paragraph-properties fo:margin-top="0cm" fo:margin-bottom="0.499cm" style:contextual-spacing="false" fo:padding="0cm" fo:border="none"/>
      <style:text-properties loext:padding="0cm" loext:border="none"/>
    </style:style>
    <style:style style:name="P4" style:family="paragraph" style:parent-style-name="Preformatted_20_Text">
      <style:paragraph-properties fo:margin-top="0cm" fo:margin-bottom="0.499cm" style:contextual-spacing="false" fo:padding="0cm" fo:border="none"/>
      <style:text-properties fo:background-color="#eeeeee"/>
    </style:style>
    <style:style style:name="P5" style:family="paragraph" style:parent-style-name="Preformatted_20_Text">
      <style:paragraph-properties fo:margin-top="0cm" fo:margin-bottom="0.499cm" style:contextual-spacing="false" fo:padding="0cm" fo:border="none"/>
      <style:text-properties officeooo:rsid="002a34a9" officeooo:paragraph-rsid="002a34a9" fo:background-color="#ffffff"/>
    </style:style>
    <style:style style:name="P6" style:family="paragraph" style:parent-style-name="Preformatted_20_Text">
      <style:paragraph-properties fo:padding="0cm" fo:border="none"/>
    </style:style>
    <style:style style:name="P7" style:family="paragraph" style:parent-style-name="Preformatted_20_Text">
      <style:paragraph-properties fo:padding="0cm" fo:border="none"/>
      <style:text-properties loext:padding="0cm" loext:border="none"/>
    </style:style>
    <style:style style:name="P8" style:family="paragraph" style:parent-style-name="Preformatted_20_Text">
      <style:paragraph-properties fo:padding="0cm" fo:border="none"/>
      <style:text-properties fo:background-color="#eeeeee"/>
    </style:style>
    <style:style style:name="P9" style:family="paragraph" style:parent-style-name="Text_20_body">
      <style:paragraph-properties fo:padding="0cm" fo:border="none"/>
    </style:style>
    <style:style style:name="P10" style:family="paragraph" style:parent-style-name="Text_20_body">
      <style:paragraph-properties fo:padding="0cm" fo:border="none"/>
      <style:text-properties loext:padding="0cm" loext:border="none"/>
    </style:style>
    <style:style style:name="P11" style:family="paragraph" style:parent-style-name="Text_20_body">
      <style:paragraph-properties fo:padding="0cm" fo:border="none"/>
      <style:text-properties fo:background-color="#eeeeee"/>
    </style:style>
    <style:style style:name="P12" style:family="paragraph" style:parent-style-name="Quotations">
      <style:paragraph-properties fo:padding="0cm" fo:border="none"/>
      <style:text-properties loext:padding="0cm" loext:border="none"/>
    </style:style>
    <style:style style:name="P13" style:family="paragraph" style:parent-style-name="Standard">
      <style:text-properties officeooo:rsid="00182236" officeooo:paragraph-rsid="00182236"/>
    </style:style>
    <style:style style:name="P14" style:family="paragraph" style:parent-style-name="Standard">
      <style:text-properties officeooo:paragraph-rsid="00182236"/>
    </style:style>
    <style:style style:name="P15" style:family="paragraph" style:parent-style-name="Standard">
      <style:text-properties fo:color="#000000" loext:opacity="100%" style:font-name="Consolas" fo:font-size="7.80000019073486pt" fo:font-weight="normal" officeooo:rsid="00182236" officeooo:paragraph-rsid="00182236" fo:background-color="#ffffff"/>
    </style:style>
    <style:style style:name="P16" style:family="paragraph" style:parent-style-name="Standard">
      <style:paragraph-properties style:line-height-at-least="0.381cm"/>
      <style:text-properties fo:color="#000000" loext:opacity="100%" style:font-name="Consolas" fo:font-size="7.80000019073486pt" fo:font-weight="normal" fo:background-color="#ffffff"/>
    </style:style>
    <style:style style:name="P17" style:family="paragraph" style:parent-style-name="Standard">
      <style:text-properties fo:color="#000000" loext:opacity="100%" style:font-name="Consolas" fo:font-size="7.80000019073486pt" fo:font-weight="normal" officeooo:paragraph-rsid="0028fcc9" fo:background-color="#ffffff"/>
    </style:style>
    <style:style style:name="P18" style:family="paragraph" style:parent-style-name="Standard">
      <style:text-properties fo:color="#000000" loext:opacity="100%" style:font-name="Consolas" fo:font-size="7.80000019073486pt" fo:font-weight="normal" officeooo:rsid="001bbe13" officeooo:paragraph-rsid="001bbe13" fo:background-color="#ffffff"/>
    </style:style>
    <style:style style:name="P19" style:family="paragraph" style:parent-style-name="Standard">
      <style:text-properties fo:color="#000000" loext:opacity="100%" style:font-name="Consolas" fo:font-size="7.80000019073486pt" fo:font-weight="normal" officeooo:rsid="002edca1" officeooo:paragraph-rsid="002edca1" fo:background-color="#ffffff"/>
    </style:style>
    <style:style style:name="P20" style:family="paragraph" style:parent-style-name="Standard">
      <style:text-properties fo:color="#000000" loext:opacity="100%" style:font-name="Consolas" fo:font-size="7.80000019073486pt" fo:font-weight="normal" officeooo:rsid="0030a14c" officeooo:paragraph-rsid="0030a14c" fo:background-color="#ffffff"/>
    </style:style>
    <style:style style:name="P21" style:family="paragraph" style:parent-style-name="Standard">
      <style:text-properties fo:color="#000000" loext:opacity="100%" style:font-name="Consolas" fo:font-size="14pt" fo:font-weight="normal" officeooo:rsid="001bbe13" officeooo:paragraph-rsid="001bbe13" fo:background-color="#ffffff" style:font-size-asian="14pt" style:font-size-complex="14pt"/>
    </style:style>
    <style:style style:name="P22" style:family="paragraph" style:parent-style-name="Standard">
      <style:text-properties fo:color="#000000" loext:opacity="100%" style:font-name="Consolas" fo:font-size="14pt" fo:font-weight="normal" officeooo:rsid="0022155b" officeooo:paragraph-rsid="0022155b" fo:background-color="#ffffff" style:font-size-asian="14pt" style:font-size-complex="14pt"/>
    </style:style>
    <style:style style:name="P23" style:family="paragraph" style:parent-style-name="Standard">
      <style:text-properties fo:color="#000000" loext:opacity="100%" style:font-name="Consolas" fo:font-size="14pt" fo:font-weight="normal" officeooo:rsid="00227b51" officeooo:paragraph-rsid="00227b51" fo:background-color="#ffffff" style:font-size-asian="14pt" style:font-size-complex="14pt"/>
    </style:style>
    <style:style style:name="P24" style:family="paragraph" style:parent-style-name="Standard">
      <style:paragraph-properties style:line-height-at-least="0.381cm"/>
      <style:text-properties fo:color="#000000" loext:opacity="100%" fo:background-color="#ffffff"/>
    </style:style>
    <style:style style:name="P25" style:family="paragraph" style:parent-style-name="Standard">
      <style:text-properties fo:color="#000000" loext:opacity="100%" officeooo:rsid="002cb36b" officeooo:paragraph-rsid="002cb36b" fo:background-color="#81d41a"/>
    </style:style>
    <style:style style:name="P26" style:family="paragraph" style:parent-style-name="Standard">
      <style:text-properties fo:color="#000000" loext:opacity="100%" officeooo:rsid="001bbe13" officeooo:paragraph-rsid="001bbe13" fo:background-color="#81d41a"/>
    </style:style>
    <style:style style:name="P27" style:family="paragraph" style:parent-style-name="Standard">
      <style:text-properties officeooo:rsid="00198f07" officeooo:paragraph-rsid="00198f07"/>
    </style:style>
    <style:style style:name="P28" style:family="paragraph" style:parent-style-name="Standard">
      <style:text-properties officeooo:rsid="001aa7d9" officeooo:paragraph-rsid="001aa7d9"/>
    </style:style>
    <style:style style:name="P29" style:family="paragraph" style:parent-style-name="Standard">
      <style:text-properties officeooo:rsid="001bbe13" officeooo:paragraph-rsid="001bbe13"/>
    </style:style>
    <style:style style:name="P30" style:family="paragraph" style:parent-style-name="Standard">
      <style:text-properties officeooo:paragraph-rsid="001bbe13"/>
    </style:style>
    <style:style style:name="P31" style:family="paragraph" style:parent-style-name="Standard">
      <style:paragraph-properties style:line-height-at-least="0.381cm"/>
      <style:text-properties fo:color="#0000ff" loext:opacity="100%" style:font-name="Consolas" fo:font-size="7.80000019073486pt" fo:font-weight="normal" fo:background-color="#ffffff"/>
    </style:style>
    <style:style style:name="P32" style:family="paragraph" style:parent-style-name="Standard">
      <style:text-properties fo:color="#0000ff" loext:opacity="100%" style:font-name="Consolas" fo:font-size="7.80000019073486pt" fo:font-weight="normal" officeooo:rsid="001bbe13" officeooo:paragraph-rsid="001bbe13" fo:background-color="#ffffff"/>
    </style:style>
    <style:style style:name="P33" style:family="paragraph" style:parent-style-name="Standard">
      <style:text-properties fo:color="#0000ff" loext:opacity="100%" style:font-name="Consolas" fo:font-size="7.80000019073486pt" fo:font-weight="normal" officeooo:rsid="00246fdd" officeooo:paragraph-rsid="00246fdd" fo:background-color="#ffffff"/>
    </style:style>
    <style:style style:name="P34" style:family="paragraph" style:parent-style-name="Standard">
      <style:text-properties fo:color="#0000ff" loext:opacity="100%" style:font-name="Consolas" fo:font-size="14pt" fo:font-weight="normal" officeooo:rsid="001bbe13" officeooo:paragraph-rsid="001bbe13" fo:background-color="#ffffff" style:font-size-asian="14pt" style:font-size-complex="14pt"/>
    </style:style>
    <style:style style:name="P35" style:family="paragraph" style:parent-style-name="Standard">
      <style:text-properties officeooo:rsid="001e57fb" officeooo:paragraph-rsid="001e57fb"/>
    </style:style>
    <style:style style:name="P36" style:family="paragraph" style:parent-style-name="Standard">
      <style:text-properties officeooo:paragraph-rsid="001e57fb"/>
    </style:style>
    <style:style style:name="P37" style:family="paragraph" style:parent-style-name="Standard">
      <style:text-properties officeooo:rsid="001f4149" officeooo:paragraph-rsid="001f4149"/>
    </style:style>
    <style:style style:name="P38" style:family="paragraph" style:parent-style-name="Standard">
      <style:text-properties officeooo:paragraph-rsid="001f4149"/>
    </style:style>
    <style:style style:name="P39" style:family="paragraph" style:parent-style-name="Standard">
      <style:text-properties fo:font-size="14pt" officeooo:rsid="0020537f" officeooo:paragraph-rsid="0020537f" style:font-size-asian="14pt" style:font-size-complex="14pt"/>
    </style:style>
    <style:style style:name="P40" style:family="paragraph" style:parent-style-name="Standard">
      <style:text-properties officeooo:paragraph-rsid="00215037"/>
    </style:style>
    <style:style style:name="P41" style:family="paragraph" style:parent-style-name="Standard">
      <style:text-properties officeooo:paragraph-rsid="002351a8"/>
    </style:style>
    <style:style style:name="P42" style:family="paragraph" style:parent-style-name="Standard">
      <style:text-properties officeooo:rsid="0023cf97" officeooo:paragraph-rsid="0023cf97"/>
    </style:style>
    <style:style style:name="P43" style:family="paragraph" style:parent-style-name="Standard">
      <style:text-properties officeooo:rsid="00246fdd" officeooo:paragraph-rsid="00246fdd"/>
    </style:style>
    <style:style style:name="P44" style:family="paragraph" style:parent-style-name="Standard">
      <style:text-properties officeooo:rsid="00268191" officeooo:paragraph-rsid="00268191"/>
    </style:style>
    <style:style style:name="P45" style:family="paragraph" style:parent-style-name="Standard">
      <style:text-properties officeooo:rsid="0027f12d" officeooo:paragraph-rsid="0027f12d"/>
    </style:style>
    <style:style style:name="P46" style:family="paragraph" style:parent-style-name="Standard">
      <style:text-properties officeooo:paragraph-rsid="0027f12d"/>
    </style:style>
    <style:style style:name="P47" style:family="paragraph" style:parent-style-name="Standard">
      <style:text-properties officeooo:rsid="0028fcc9" officeooo:paragraph-rsid="0028fcc9"/>
    </style:style>
    <style:style style:name="P48" style:family="paragraph" style:parent-style-name="Standard">
      <style:text-properties officeooo:paragraph-rsid="002cb36b"/>
    </style:style>
    <style:style style:name="P49" style:family="paragraph" style:parent-style-name="Standard">
      <style:text-properties officeooo:rsid="002e166b" officeooo:paragraph-rsid="002e166b"/>
    </style:style>
    <style:style style:name="P50" style:family="paragraph" style:parent-style-name="Standard">
      <style:text-properties officeooo:rsid="002e166b" officeooo:paragraph-rsid="002e166b" loext:padding="0cm" loext:border="none"/>
    </style:style>
    <style:style style:name="P51" style:family="paragraph" style:parent-style-name="Standard">
      <style:text-properties officeooo:paragraph-rsid="002e166b"/>
    </style:style>
    <style:style style:name="P52" style:family="paragraph" style:parent-style-name="Standard">
      <style:text-properties officeooo:rsid="002edca1" officeooo:paragraph-rsid="002edca1"/>
    </style:style>
    <style:style style:name="P53" style:family="paragraph" style:parent-style-name="Standard">
      <style:text-properties officeooo:paragraph-rsid="002edca1"/>
    </style:style>
    <style:style style:name="P54" style:family="paragraph" style:parent-style-name="Standard">
      <style:text-properties officeooo:rsid="0030a14c" officeooo:paragraph-rsid="0030a14c"/>
    </style:style>
    <style:style style:name="P55" style:family="paragraph" style:parent-style-name="Standard">
      <style:text-properties officeooo:paragraph-rsid="0030a14c"/>
    </style:style>
    <style:style style:name="P56" style:family="paragraph" style:parent-style-name="Standard">
      <style:text-properties officeooo:rsid="0031316a" officeooo:paragraph-rsid="0031316a"/>
    </style:style>
    <style:style style:name="P57" style:family="paragraph" style:parent-style-name="Standard">
      <style:text-properties officeooo:paragraph-rsid="0031316a"/>
    </style:style>
    <style:style style:name="P58" style:family="paragraph" style:parent-style-name="Text_20_body">
      <style:text-properties officeooo:paragraph-rsid="00182236"/>
    </style:style>
    <style:style style:name="P59" style:family="paragraph" style:parent-style-name="Text_20_body">
      <style:text-properties officeooo:rsid="00182236" officeooo:paragraph-rsid="00182236"/>
    </style:style>
    <style:style style:name="P60" style:family="paragraph" style:parent-style-name="Text_20_body">
      <style:text-properties style:font-name="Liberation Sans"/>
    </style:style>
    <style:style style:name="P61" style:family="paragraph" style:parent-style-name="Text_20_body">
      <style:text-properties officeooo:rsid="0029fb2e" officeooo:paragraph-rsid="0029fb2e"/>
    </style:style>
    <style:style style:name="P62" style:family="paragraph" style:parent-style-name="Text_20_body">
      <style:text-properties officeooo:paragraph-rsid="002e166b"/>
    </style:style>
    <style:style style:name="P63" style:family="paragraph" style:parent-style-name="Text_20_body">
      <style:text-properties officeooo:paragraph-rsid="002edca1"/>
    </style:style>
    <style:style style:name="P64" style:family="paragraph" style:parent-style-name="Text_20_body">
      <style:text-properties officeooo:paragraph-rsid="0030a14c"/>
    </style:style>
    <style:style style:name="P65" style:family="paragraph" style:parent-style-name="Text_20_body">
      <style:text-properties officeooo:paragraph-rsid="0031316a"/>
    </style:style>
    <style:style style:name="P66" style:family="paragraph" style:parent-style-name="Preformatted_20_Text">
      <style:paragraph-properties fo:margin-top="0cm" fo:margin-bottom="0.499cm" style:contextual-spacing="false" fo:padding="0cm" fo:border="none"/>
      <style:text-properties loext:padding="0cm" loext:border="none"/>
    </style:style>
    <style:style style:name="P67" style:family="paragraph" style:parent-style-name="Preformatted_20_Text">
      <style:paragraph-properties fo:padding="0cm" fo:border="none"/>
    </style:style>
    <style:style style:name="P68" style:family="paragraph" style:parent-style-name="Preformatted_20_Text">
      <style:paragraph-properties fo:padding="0cm" fo:border="none"/>
      <style:text-properties loext:padding="0cm" loext:border="none"/>
    </style:style>
    <style:style style:name="P69" style:family="paragraph" style:parent-style-name="Standard">
      <style:text-properties officeooo:rsid="003167e5" officeooo:paragraph-rsid="003167e5"/>
    </style:style>
    <style:style style:name="P70" style:family="paragraph" style:parent-style-name="Standard">
      <style:text-properties fo:color="#000000" loext:opacity="100%" style:font-name="Consolas" fo:font-size="7.80000019073486pt" fo:font-weight="normal" officeooo:rsid="003167e5" officeooo:paragraph-rsid="003167e5" fo:background-color="#ffffff"/>
    </style:style>
    <style:style style:name="P71" style:family="paragraph" style:parent-style-name="Standard">
      <style:text-properties fo:color="#000000" loext:opacity="100%" style:font-name="Consolas" fo:font-size="7.80000019073486pt" fo:font-weight="normal" officeooo:rsid="003212c5" officeooo:paragraph-rsid="003212c5" fo:background-color="#ffffff"/>
    </style:style>
    <style:style style:name="P72" style:family="paragraph" style:parent-style-name="Standard">
      <style:text-properties officeooo:rsid="003212c5" officeooo:paragraph-rsid="003212c5"/>
    </style:style>
    <style:style style:name="P73" style:family="paragraph" style:parent-style-name="Standard">
      <style:text-properties officeooo:paragraph-rsid="003212c5"/>
    </style:style>
    <style:style style:name="P74" style:family="paragraph" style:parent-style-name="Standard">
      <style:text-properties loext:padding="0cm" loext:border="none"/>
    </style:style>
    <style:style style:name="P75" style:family="paragraph" style:parent-style-name="Standard">
      <style:text-properties officeooo:rsid="0032f744" officeooo:paragraph-rsid="0032f744"/>
    </style:style>
    <style:style style:name="P76" style:family="paragraph" style:parent-style-name="Text_20_body">
      <style:paragraph-properties fo:margin-top="0cm" fo:margin-bottom="0cm" style:contextual-spacing="false"/>
      <style:text-properties loext:padding="0cm" loext:border="none"/>
    </style:style>
    <style:style style:name="P77" style:family="paragraph" style:parent-style-name="Text_20_body">
      <style:paragraph-properties fo:padding="0cm" fo:border="none"/>
    </style:style>
    <style:style style:name="P78" style:family="paragraph" style:parent-style-name="Text_20_body">
      <style:paragraph-properties fo:padding="0cm" fo:border="none"/>
      <style:text-properties loext:padding="0cm" loext:border="none"/>
    </style:style>
    <style:style style:name="T1" style:family="text">
      <style:text-properties officeooo:rsid="00182236"/>
    </style:style>
    <style:style style:name="T2" style:family="text">
      <style:text-properties fo:font-variant="normal" fo:text-transform="none" fo:color="#1a1a1a" loext:opacity="100%" style:font-name="apple-system" fo:font-size="7.19999980926514pt" fo:letter-spacing="normal" fo:font-style="normal" fo:font-weight="bold"/>
    </style:style>
    <style:style style:name="T3" style:family="text">
      <style:text-properties loext:padding="0.049cm" loext:border="0.06pt solid #000000"/>
    </style:style>
    <style:style style:name="T4" style:family="text">
      <style:text-properties loext:padding="0cm" loext:border="none"/>
    </style:style>
    <style:style style:name="T5" style:family="text">
      <style:text-properties fo:color="#0000ff" loext:opacity="100%"/>
    </style:style>
    <style:style style:name="T6" style:family="text">
      <style:text-properties fo:color="#0000ff" loext:opacity="100%" style:font-name="Consolas" fo:font-size="7.80000019073486pt" fo:font-weight="normal"/>
    </style:style>
    <style:style style:name="T7" style:family="text">
      <style:text-properties fo:color="#a31515" loext:opacity="100%"/>
    </style:style>
    <style:style style:name="T8" style:family="text">
      <style:text-properties fo:color="#a31515" loext:opacity="100%" style:font-name="Consolas" fo:font-size="7.80000019073486pt" fo:font-weight="normal"/>
    </style:style>
    <style:style style:name="T9" style:family="text">
      <style:text-properties fo:color="#795e26" loext:opacity="100%"/>
    </style:style>
    <style:style style:name="T10" style:family="text">
      <style:text-properties fo:color="#795e26" loext:opacity="100%" style:font-name="Consolas" fo:font-size="7.80000019073486pt" fo:font-weight="normal"/>
    </style:style>
    <style:style style:name="T11" style:family="text">
      <style:text-properties fo:color="#098658" loext:opacity="100%"/>
    </style:style>
    <style:style style:name="T12" style:family="text">
      <style:text-properties fo:color="#098658" loext:opacity="100%" style:font-name="Consolas" fo:font-size="7.80000019073486pt" fo:font-weight="normal"/>
    </style:style>
    <style:style style:name="T13" style:family="text">
      <style:text-properties officeooo:rsid="00198f07"/>
    </style:style>
    <style:style style:name="T14" style:family="text">
      <style:text-properties officeooo:rsid="001bbe13"/>
    </style:style>
    <style:style style:name="T15" style:family="text">
      <style:text-properties fo:font-weight="normal" style:font-weight-asian="normal" style:font-weight-complex="normal"/>
    </style:style>
    <style:style style:name="T16" style:family="text">
      <style:text-properties style:font-name="Consolas" fo:font-size="7.80000019073486pt" fo:font-weight="normal"/>
    </style:style>
    <style:style style:name="T17" style:family="text">
      <style:text-properties fo:color="#000000" loext:opacity="100%" style:font-name="Consolas" fo:font-size="14pt" fo:font-weight="normal" officeooo:rsid="0020537f" fo:background-color="#ffffff" loext:char-shading-value="0" style:font-size-asian="14pt" style:font-size-complex="14pt"/>
    </style:style>
    <style:style style:name="T18" style:family="text">
      <style:text-properties fo:color="#000000" loext:opacity="100%" style:font-name="Consolas" fo:font-size="14pt" fo:font-weight="normal" officeooo:rsid="0020537f" fo:background-color="#ffffff" loext:char-shading-value="0" style:font-size-asian="14pt" style:font-size-complex="14pt" loext:padding="0cm" loext:border="none"/>
    </style:style>
    <style:style style:name="T19" style:family="text">
      <style:text-properties fo:color="#000000" loext:opacity="100%" fo:font-size="14pt" fo:font-weight="normal" officeooo:rsid="0020537f" fo:background-color="#ffffff" loext:char-shading-value="0" style:font-size-asian="14pt" style:font-size-complex="14pt" loext:padding="0.049cm" loext:border="0.06pt solid #000000"/>
    </style:style>
    <style:style style:name="T20" style:family="text">
      <style:text-properties officeooo:rsid="001e57fb"/>
    </style:style>
    <style:style style:name="T21" style:family="text">
      <style:text-properties officeooo:rsid="001f4149"/>
    </style:style>
    <style:style style:name="T22" style:family="text">
      <style:text-properties fo:font-weight="bold" style:font-weight-asian="bold" style:font-weight-complex="bold"/>
    </style:style>
    <style:style style:name="T23" style:family="text">
      <style:text-properties officeooo:rsid="002351a8"/>
    </style:style>
    <style:style style:name="T24" style:family="text">
      <style:text-properties officeooo:rsid="0027f12d"/>
    </style:style>
    <style:style style:name="T25" style:family="text">
      <style:text-properties officeooo:rsid="0029fb2e"/>
    </style:style>
    <style:style style:name="T26" style:family="text">
      <style:text-properties fo:background-color="#eeeeee" loext:char-shading-value="0"/>
    </style:style>
    <style:style style:name="T27" style:family="text">
      <style:text-properties fo:background-color="#eeeeee" loext:char-shading-value="0" loext:padding="0.049cm" loext:border="0.06pt solid #000000"/>
    </style:style>
    <style:style style:name="T28" style:family="text">
      <style:text-properties fo:background-color="#eeeeee" loext:char-shading-value="0" loext:padding="0cm" loext:border="none"/>
    </style:style>
    <style:style style:name="T29" style:family="text">
      <style:text-properties officeooo:rsid="002a34a9"/>
    </style:style>
    <style:style style:name="T30" style:family="text">
      <style:text-properties officeooo:rsid="002e166b"/>
    </style:style>
    <style:style style:name="T31" style:family="text">
      <style:text-properties officeooo:rsid="002edca1"/>
    </style:style>
    <style:style style:name="T32" style:family="text">
      <style:text-properties officeooo:rsid="0030a14c"/>
    </style:style>
    <style:style style:name="T33" style:family="text">
      <style:text-properties officeooo:rsid="0031316a"/>
    </style:style>
    <style:style style:name="T34" style:family="text">
      <style:text-properties officeooo:rsid="00320f78"/>
    </style:style>
    <style:style style:name="T35" style:family="text">
      <style:text-properties officeooo:rsid="003212c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 </text:span><text:span text:style-name="T2">Basic Aggregate Functions</text:span> <text:s/>------------------------------------------------------------------ </text:p>
      <text:p text:style-name="P58"><text:span text:style-name="T13">Question 16) </text:span>Table: <text:span text:style-name="Source_20_Text"><text:span text:style-name="T3">Cinema</text:span></text:span></text:p>
      <text:p text:style-name="P6">+----------------+----------+</text:p>
      <text:p text:style-name="P6">| Column Name <text:s text:c="3"/>| Type <text:s text:c="4"/>|</text:p>
      <text:p text:style-name="P6">+----------------+----------+</text:p>
      <text:p text:style-name="P6">| id <text:s text:c="12"/>| int <text:s text:c="5"/>|</text:p>
      <text:p text:style-name="P6">| movie <text:s text:c="9"/>| varchar <text:s/>|</text:p>
      <text:p text:style-name="P6">| description <text:s text:c="3"/>| varchar <text:s/>|</text:p>
      <text:p text:style-name="P6">| rating <text:s text:c="8"/>| float <text:s text:c="3"/>|</text:p>
      <text:p text:style-name="P6">+----------------+----------+</text:p>
      <text:p text:style-name="P6">id is the primary key (column with unique values) for this table.</text:p>
      <text:p text:style-name="P6">Each row contains information about the name of a movie, its genre, and its rating.</text:p>
      <text:p text:style-name="P1">rating is a 2 decimal places float in the range [0, 10]</text:p>
      <text:p text:style-name="P9"> </text:p>
      <text:p text:style-name="P9">Write a solution to report the movies with an odd-numbered ID and a description that is not <text:span text:style-name="Source_20_Text"><text:span text:style-name="T3">"boring"</text:span></text:span>.</text:p>
      <text:p text:style-name="P9">Return the result table ordered by <text:span text:style-name="Source_20_Text"><text:span text:style-name="T3">rating</text:span></text:span> <text:span text:style-name="Strong_20_Emphasis"><text:span text:style-name="T4">in descending order</text:span></text:span>.</text:p>
      <text:p text:style-name="P9">The result format is in the following example.</text:p>
      <text:p text:style-name="P9"><text:span text:style-name="Strong_20_Emphasis"><text:span text:style-name="T4">Example 1:</text:span></text:span></text:p>
      <text:p text:style-name="P6"><text:span text:style-name="Strong_20_Emphasis"><text:span text:style-name="T4">Input:</text:span></text:span> </text:p>
      <text:p text:style-name="P6">Cinema table:</text:p>
      <text:p text:style-name="P6">+----+------------+-------------+--------+</text:p>
      <text:p text:style-name="P6">| id | movie <text:s text:c="5"/>| description | rating |</text:p>
      <text:p text:style-name="P6">+----+------------+-------------+--------+</text:p>
      <text:p text:style-name="P6">| 1 <text:s/>| War <text:s text:c="7"/>| great 3D <text:s text:c="3"/>| 8.9 <text:s text:c="3"/>|</text:p>
      <text:p text:style-name="P6">| 2 <text:s/>| Science <text:s text:c="3"/>| fiction <text:s text:c="4"/>| 8.5 <text:s text:c="3"/>|</text:p>
      <text:p text:style-name="P6">| 3 <text:s/>| irish <text:s text:c="5"/>| boring <text:s text:c="5"/>| 6.2 <text:s text:c="3"/>|</text:p>
      <text:p text:style-name="P6">| 4 <text:s/>| Ice song <text:s text:c="2"/>| Fantacy <text:s text:c="4"/>| 8.6 <text:s text:c="3"/>|</text:p>
      <text:p text:style-name="P6">| 5 <text:s/>| House card | Interesting | 9.1 <text:s text:c="3"/>|</text:p>
      <text:p text:style-name="P6">+----+------------+-------------+--------+</text:p>
      <text:p text:style-name="P6"><text:span text:style-name="Strong_20_Emphasis"><text:span text:style-name="T4">Output:</text:span></text:span> </text:p>
      <text:p text:style-name="P6">+----+------------+-------------+--------+</text:p>
      <text:p text:style-name="P6">| id | movie <text:s text:c="5"/>| description | rating |</text:p>
      <text:p text:style-name="P6">+----+------------+-------------+--------+</text:p>
      <text:p text:style-name="P6">| 5 <text:s/>| House card | Interesting | 9.1 <text:s text:c="3"/>|</text:p>
      <text:p text:style-name="P6">| 1 <text:s/>| War <text:s text:c="7"/>| great 3D <text:s text:c="3"/>| 8.9 <text:s text:c="3"/>|</text:p>
      <text:p text:style-name="P6">+----+------------+-------------+--------+</text:p>
      <text:p text:style-name="P6"><text:span text:style-name="Strong_20_Emphasis"><text:span text:style-name="T4">Explanation:</text:span></text:span> </text:p>
      <text:p text:style-name="P1">We have three movies with odd-numbered IDs: 1, 3, and 5. The movie with ID = 3 is boring so we do not include it in the answer.</text:p>
      <text:p text:style-name="P13">#- --------------- <text:s/>ANSWER ---------------------------------- </text:p>
      <text:p text:style-name="P13"/>
      <text:p text:style-name="P15"><text:span text:style-name="T5">SELECT</text:span> <text:span text:style-name="T5">*</text:span> <text:span text:style-name="T5">from</text:span> Cinema  <text:span text:style-name="T5">where</text:span>(description <text:span text:style-name="T5">!=</text:span> <text:span text:style-name="T7">"boring"</text:span> <text:span text:style-name="T5">and</text:span> <text:span text:style-name="T9">mod</text:span>(id,<text:span text:style-name="T11">2</text:span>)<text:span text:style-name="T5">&lt;&gt;</text:span> <text:span text:style-name="T11">0</text:span>)  <text:span text:style-name="T5">order</text:span> <text:span text:style-name="T5">by</text:span> rating <text:span text:style-name="T5">DESC</text:span>;</text:p>
      <text:p text:style-name="P13"/>
      <text:p text:style-name="P13"/>
      <text:p text:style-name="P13"/>
      <text:p text:style-name="P13"/>
      <text:p text:style-name="P13"/>
      <text:p text:style-name="P13"/>
      <text:p text:style-name="P13"/>
      <text:p text:style-name="P59"><text:soft-page-break/><text:span text:style-name="T13">Question 17 ) <text:s/></text:span>Table: <text:span text:style-name="Source_20_Text"><text:span text:style-name="T3">Prices</text:span></text:span></text:p>
      <text:p text:style-name="P6">+---------------+---------+</text:p>
      <text:p text:style-name="P6">| Column Name <text:s text:c="2"/>| Type <text:s text:c="3"/>|</text:p>
      <text:p text:style-name="P6">+---------------+---------+</text:p>
      <text:p text:style-name="P6">| product_id <text:s text:c="3"/>| int <text:s text:c="4"/>|</text:p>
      <text:p text:style-name="P6">| start_date <text:s text:c="3"/>| date <text:s text:c="3"/>|</text:p>
      <text:p text:style-name="P6">| end_date <text:s text:c="5"/>| date <text:s text:c="3"/>|</text:p>
      <text:p text:style-name="P6">| price <text:s text:c="8"/>| int <text:s text:c="4"/>|</text:p>
      <text:p text:style-name="P6">+---------------+---------+</text:p>
      <text:p text:style-name="P6">(product_id, start_date, end_date) is the primary key (combination of columns with unique values) for this table.</text:p>
      <text:p text:style-name="P6">Each row of this table indicates the price of the product_id in the period from start_date to end_date.</text:p>
      <text:p text:style-name="P1">For each product_id there will be no two overlapping periods. That means there will be no two intersecting periods for the same product_id</text:p>
      <text:p text:style-name="P9">Table: <text:span text:style-name="Source_20_Text"><text:span text:style-name="T3">UnitsSold</text:span></text:span></text:p>
      <text:p text:style-name="P6">+---------------+---------+</text:p>
      <text:p text:style-name="P6">| Column Name <text:s text:c="2"/>| Type <text:s text:c="3"/>|</text:p>
      <text:p text:style-name="P6">+---------------+---------+</text:p>
      <text:p text:style-name="P6">| product_id <text:s text:c="3"/>| int <text:s text:c="4"/>|</text:p>
      <text:p text:style-name="P6">| purchase_date | date <text:s text:c="3"/>|</text:p>
      <text:p text:style-name="P6">| units <text:s text:c="8"/>| int <text:s text:c="4"/>|</text:p>
      <text:p text:style-name="P6">+---------------+---------+</text:p>
      <text:p text:style-name="P6">This table may contain duplicate rows.</text:p>
      <text:p text:style-name="P2">Each row of this table indicates the date, units, and product_id of each product sold. </text:p>
      <text:p text:style-name="P2">Write a solution to find the average selling price for each product. <text:span text:style-name="Source_20_Text"><text:span text:style-name="T3">average_price</text:span></text:span> should be <text:span text:style-name="Strong_20_Emphasis"><text:span text:style-name="T4">rounded to 2 decimal places</text:span></text:span>.</text:p>
      <text:p text:style-name="P9">Return the result table in <text:span text:style-name="Strong_20_Emphasis"><text:span text:style-name="T4">any order</text:span></text:span>.</text:p>
      <text:p text:style-name="P9">The result format is in the following example.</text:p>
      <text:p text:style-name="P9"><text:span text:style-name="Strong_20_Emphasis"><text:span text:style-name="T4">Example 1:</text:span></text:span></text:p>
      <text:p text:style-name="P6"><text:span text:style-name="Strong_20_Emphasis"><text:span text:style-name="T4">Input:</text:span></text:span> </text:p>
      <text:p text:style-name="P6">Prices table:</text:p>
      <text:p text:style-name="P6">+------------+------------+------------+--------+</text:p>
      <text:p text:style-name="P6">| product_id | start_date | end_date <text:s text:c="2"/>| price <text:s/>|</text:p>
      <text:p text:style-name="P6">+------------+------------+------------+--------+</text:p>
      <text:p text:style-name="P6">| 1 <text:s text:c="9"/>| 2019-02-17 | 2019-02-28 | 5 <text:s text:c="5"/>|</text:p>
      <text:p text:style-name="P6">| 1 <text:s text:c="9"/>| 2019-03-01 | 2019-03-22 | 20 <text:s text:c="4"/>|</text:p>
      <text:p text:style-name="P6">| 2 <text:s text:c="9"/>| 2019-02-01 | 2019-02-20 | 15 <text:s text:c="4"/>|</text:p>
      <text:p text:style-name="P6">| 2 <text:s text:c="9"/>| 2019-02-21 | 2019-03-31 | 30 <text:s text:c="4"/>|</text:p>
      <text:p text:style-name="P6">+------------+------------+------------+--------+</text:p>
      <text:p text:style-name="P6">UnitsSold table:</text:p>
      <text:p text:style-name="P6">+------------+---------------+-------+</text:p>
      <text:p text:style-name="P6">| product_id | purchase_date | units |</text:p>
      <text:p text:style-name="P6">+------------+---------------+-------+</text:p>
      <text:p text:style-name="P6">| 1 <text:s text:c="9"/>| 2019-02-25 <text:s text:c="3"/>| 100 <text:s text:c="2"/>|</text:p>
      <text:p text:style-name="P6">| 1 <text:s text:c="9"/>| 2019-03-01 <text:s text:c="3"/>| 15 <text:s text:c="3"/>|</text:p>
      <text:p text:style-name="P6">| 2 <text:s text:c="9"/>| 2019-02-10 <text:s text:c="3"/>| 200 <text:s text:c="2"/>|</text:p>
      <text:p text:style-name="P6">| 2 <text:s text:c="9"/>| 2019-03-22 <text:s text:c="3"/>| 30 <text:s text:c="3"/>|</text:p>
      <text:p text:style-name="P6">+------------+---------------+-------+</text:p>
      <text:p text:style-name="P6"><text:span text:style-name="Strong_20_Emphasis"><text:span text:style-name="T4">Output:</text:span></text:span> </text:p>
      <text:p text:style-name="P6">+------------+---------------+</text:p>
      <text:p text:style-name="P6">| product_id | average_price |</text:p>
      <text:p text:style-name="P6">+------------+---------------+</text:p>
      <text:p text:style-name="P6"><text:soft-page-break/>| 1 <text:s text:c="9"/>| 6.96 <text:s text:c="9"/>|</text:p>
      <text:p text:style-name="P6">| 2 <text:s text:c="9"/>| 16.96 <text:s text:c="8"/>|</text:p>
      <text:p text:style-name="P6">+------------+---------------+</text:p>
      <text:p text:style-name="P6"><text:span text:style-name="Strong_20_Emphasis"><text:span text:style-name="T4">Explanation:</text:span></text:span> </text:p>
      <text:p text:style-name="P6">Average selling price = Total Price of Product / Number of products sold.</text:p>
      <text:p text:style-name="P6">Average selling price for product 1 = ((100 * 5) + (15 * 20)) / 115 = 6.96</text:p>
      <text:p text:style-name="P1">Average selling price for product 2 = ((200 * 15) + (30 * 30)) / 230 = 16.96</text:p>
      <text:p text:style-name="P27">#------ Answer ------------------------------------------- -------------------- <text:s/></text:p>
      <text:p text:style-name="P28">SELECT * from <text:s/>Prices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14">QUESTION 19) </text:span><text:a xlink:type="simple" xlink:href="https://leetcode.com/problems/project-employees-i/" text:style-name="Internet_20_link" text:visited-style-name="Visited_20_Internet_20_Link"><text:span text:style-name="T4">1075. Project Employees I</text:span></text:a></text:p>
      <text:p text:style-name="Standard"/>
      <text:p text:style-name="P9"><text:span text:style-name="T4">Table: </text:span><text:span text:style-name="Source_20_Text"><text:span text:style-name="T3">Project</text:span></text:span></text:p>
      <text:p text:style-name="P7">+-------------+---------+</text:p>
      <text:p text:style-name="P7">| Column Name | Type <text:s text:c="3"/>|</text:p>
      <text:p text:style-name="P7">+-------------+---------+</text:p>
      <text:p text:style-name="P7">| project_id <text:s/>| int <text:s text:c="4"/>|</text:p>
      <text:p text:style-name="P7">| employee_id | int <text:s text:c="4"/>|</text:p>
      <text:p text:style-name="P7">+-------------+---------+</text:p>
      <text:p text:style-name="P7">(project_id, employee_id) is the primary key of this table.</text:p>
      <text:p text:style-name="P6"><text:span text:style-name="T4">employee_id is a foreign key to </text:span><text:span text:style-name="Source_20_Text"><text:span text:style-name="T3">Employee</text:span></text:span><text:span text:style-name="T4"> table.</text:span></text:p>
      <text:p text:style-name="P3">Each row of this table indicates that the employee with employee_id is working on the project with project_id.</text:p>
      <text:p text:style-name="P10"> </text:p>
      <text:p text:style-name="P9"><text:span text:style-name="T4">Table: </text:span><text:span text:style-name="Source_20_Text"><text:span text:style-name="T3">Employee</text:span></text:span></text:p>
      <text:p text:style-name="P7">+------------------+---------+</text:p>
      <text:p text:style-name="P7">| Column Name <text:s text:c="5"/>| Type <text:s text:c="3"/>|</text:p>
      <text:p text:style-name="P7">+------------------+---------+</text:p>
      <text:p text:style-name="P7">| employee_id <text:s text:c="5"/>| int <text:s text:c="4"/>|</text:p>
      <text:p text:style-name="P7">| name <text:s text:c="12"/>| varchar |</text:p>
      <text:p text:style-name="P7">| experience_years | int <text:s text:c="4"/>|</text:p>
      <text:p text:style-name="P7">+------------------+---------+</text:p>
      <text:p text:style-name="P7">employee_id is the primary key of this table. It's guaranteed that experience_years is not NULL.</text:p>
      <text:p text:style-name="P3">Each row of this table contains information about one employee.</text:p>
      <text:p text:style-name="P10"> </text:p>
      <text:p text:style-name="P9"><text:span text:style-name="T4">Write an SQL query that reports the </text:span><text:span text:style-name="Strong_20_Emphasis"><text:span text:style-name="T4">average</text:span></text:span><text:span text:style-name="T4"> experience years of all the employees for each project, </text:span><text:span text:style-name="Strong_20_Emphasis"><text:span text:style-name="T4">rounded to 2 digits</text:span></text:span><text:span text:style-name="T4">.</text:span></text:p>
      <text:p text:style-name="P9"><text:span text:style-name="T4">Return the result table in </text:span><text:span text:style-name="Strong_20_Emphasis"><text:span text:style-name="T4">any order</text:span></text:span><text:span text:style-name="T4">.</text:span></text:p>
      <text:p text:style-name="P10"><text:soft-page-break/>The query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Project table:</text:p>
      <text:p text:style-name="P7">+-------------+-------------+</text:p>
      <text:p text:style-name="P7">| project_id <text:s/>| employee_id |</text:p>
      <text:p text:style-name="P7">+-------------+-------------+</text:p>
      <text:p text:style-name="P7">| 1 <text:s text:c="10"/>| 1 <text:s text:c="10"/>|</text:p>
      <text:p text:style-name="P7">| 1 <text:s text:c="10"/>| 2 <text:s text:c="10"/>|</text:p>
      <text:p text:style-name="P7">| 1 <text:s text:c="10"/>| 3 <text:s text:c="10"/>|</text:p>
      <text:p text:style-name="P7">| 2 <text:s text:c="10"/>| 1 <text:s text:c="10"/>|</text:p>
      <text:p text:style-name="P7">| 2 <text:s text:c="10"/>| 4 <text:s text:c="10"/>|</text:p>
      <text:p text:style-name="P7">+-------------+-------------+</text:p>
      <text:p text:style-name="P7">Employee table:</text:p>
      <text:p text:style-name="P7">+-------------+--------+------------------+</text:p>
      <text:p text:style-name="P7">| employee_id | name <text:s text:c="2"/>| experience_years |</text:p>
      <text:p text:style-name="P7">+-------------+--------+------------------+</text:p>
      <text:p text:style-name="P7">| 1 <text:s text:c="10"/>| Khaled | 3 <text:s text:c="15"/>|</text:p>
      <text:p text:style-name="P7">| 2 <text:s text:c="10"/>| Ali <text:s text:c="3"/>| 2 <text:s text:c="15"/>|</text:p>
      <text:p text:style-name="P7">| 3 <text:s text:c="10"/>| John <text:s text:c="2"/>| 1 <text:s text:c="15"/>|</text:p>
      <text:p text:style-name="P7">| 4 <text:s text:c="10"/>| Doe <text:s text:c="3"/>| 2 <text:s text:c="15"/>|</text:p>
      <text:p text:style-name="P7">+-------------+--------+------------------+</text:p>
      <text:p text:style-name="P6"><text:span text:style-name="Strong_20_Emphasis"><text:span text:style-name="T4">Output:</text:span></text:span><text:span text:style-name="T4"> </text:span></text:p>
      <text:p text:style-name="P7">+-------------+---------------+</text:p>
      <text:p text:style-name="P7">| project_id <text:s/>| average_years |</text:p>
      <text:p text:style-name="P7">+-------------+---------------+</text:p>
      <text:p text:style-name="P7">| 1 <text:s text:c="10"/>| 2.00 <text:s text:c="9"/>|</text:p>
      <text:p text:style-name="P7">| 2 <text:s text:c="10"/>| 2.50 <text:s text:c="9"/>|</text:p>
      <text:p text:style-name="P7">+-------------+---------------+</text:p>
      <text:p text:style-name="P1"><text:span text:style-name="Strong_20_Emphasis"><text:span text:style-name="T4">Explanation:</text:span></text:span><text:span text:style-name="T4"> The average experience years for the first project is (3 + 2 + 1) / 3 = 2.00 and for the second project is (3 + 2) / 2 = 2.50</text:span></text:p>
      <text:p text:style-name="P29"/>
      <text:p text:style-name="P29">#----------------------- Answer --------------------------------------------- </text:p>
      <text:p text:style-name="P32"/>
      <text:p text:style-name="P32">SELECT</text:p>
      <text:p text:style-name="P24">    <text:span text:style-name="T16">p.product_id,</text:span></text:p>
      <text:p text:style-name="P24">    <text:span text:style-name="T10">IFNULL</text:span><text:span text:style-name="T16">(</text:span><text:span text:style-name="T10">ROUND</text:span><text:span text:style-name="T16">(</text:span><text:span text:style-name="T10">SUM</text:span><text:span text:style-name="T16">(price </text:span><text:span text:style-name="T6">*</text:span><text:span text:style-name="T16"> units) </text:span><text:span text:style-name="T6">/</text:span><text:span text:style-name="T16"> </text:span><text:span text:style-name="T10">SUM</text:span><text:span text:style-name="T16">(units), </text:span><text:span text:style-name="T12">2</text:span><text:span text:style-name="T16">), </text:span><text:span text:style-name="T12">0</text:span><text:span text:style-name="T16">) </text:span><text:span text:style-name="T6">AS</text:span><text:span text:style-name="T16"> average_price</text:span></text:p>
      <text:p text:style-name="P31">FROM</text:p>
      <text:p text:style-name="P24">    <text:span text:style-name="T16">Prices </text:span><text:span text:style-name="T6">AS</text:span><text:span text:style-name="T16"> p</text:span></text:p>
      <text:p text:style-name="P24">    <text:span text:style-name="T6">LEFT</text:span><text:span text:style-name="T16"> </text:span><text:span text:style-name="T6">JOIN</text:span><text:span text:style-name="T16"> UnitsSold </text:span><text:span text:style-name="T6">AS</text:span><text:span text:style-name="T16"> u</text:span></text:p>
      <text:p text:style-name="P24">        <text:span text:style-name="T6">ON</text:span><text:span text:style-name="T16"> p.product_id </text:span><text:span text:style-name="T6">=</text:span><text:span text:style-name="T16"> u.product_id </text:span><text:span text:style-name="T6">AND</text:span><text:span text:style-name="T16"> purchase_date </text:span><text:span text:style-name="T6">BETWEEN</text:span><text:span text:style-name="T16"> start_date </text:span><text:span text:style-name="T6">AND</text:span><text:span text:style-name="T16"> end_date</text:span></text:p>
      <text:p text:style-name="P16"><text:span text:style-name="T5">GROUP</text:span> <text:span text:style-name="T5">BY</text:span> <text:span text:style-name="T11">1</text:span>;</text:p>
      <text:p text:style-name="P29"/>
      <text:p text:style-name="P29"/>
      <text:p text:style-name="P29"/>
      <text:p text:style-name="P29"/>
      <text:p text:style-name="P36"><text:span text:style-name="T20">QUESTION 19)</text:span><text:a xlink:type="simple" xlink:href="https://leetcode.com/problems/project-employees-i/" text:style-name="Internet_20_link" text:visited-style-name="Visited_20_Internet_20_Link"><text:span text:style-name="T4">Project Employees I</text:span></text:a></text:p>
      <text:p text:style-name="P9"><text:span text:style-name="T4">Table: </text:span><text:span text:style-name="Source_20_Text"><text:span text:style-name="T3">Project</text:span></text:span></text:p>
      <text:p text:style-name="P7">+-------------+---------+</text:p>
      <text:p text:style-name="P7">| Column Name | Type <text:s text:c="3"/>|</text:p>
      <text:p text:style-name="P7">+-------------+---------+</text:p>
      <text:p text:style-name="P7">| project_id <text:s/>| int <text:s text:c="4"/>|</text:p>
      <text:p text:style-name="P7">| employee_id | int <text:s text:c="4"/>|</text:p>
      <text:p text:style-name="P7">+-------------+---------+</text:p>
      <text:p text:style-name="P7">(project_id, employee_id) is the primary key of this table.</text:p>
      <text:p text:style-name="P6"><text:soft-page-break/><text:span text:style-name="T4">employee_id is a foreign key to </text:span><text:span text:style-name="Source_20_Text"><text:span text:style-name="T3">Employee</text:span></text:span><text:span text:style-name="T4"> table.</text:span></text:p>
      <text:p text:style-name="P3">Each row of this table indicates that the employee with employee_id is working on the project with project_id.</text:p>
      <text:p text:style-name="P10"> </text:p>
      <text:p text:style-name="P9"><text:span text:style-name="T4">Table: </text:span><text:span text:style-name="Source_20_Text"><text:span text:style-name="T3">Employee</text:span></text:span></text:p>
      <text:p text:style-name="P7">+------------------+---------+</text:p>
      <text:p text:style-name="P7">| Column Name <text:s text:c="5"/>| Type <text:s text:c="3"/>|</text:p>
      <text:p text:style-name="P7">+------------------+---------+</text:p>
      <text:p text:style-name="P7">| employee_id <text:s text:c="5"/>| int <text:s text:c="4"/>|</text:p>
      <text:p text:style-name="P7">| name <text:s text:c="12"/>| varchar |</text:p>
      <text:p text:style-name="P7">| experience_years | int <text:s text:c="4"/>|</text:p>
      <text:p text:style-name="P7">+------------------+---------+</text:p>
      <text:p text:style-name="P7">employee_id is the primary key of this table. It's guaranteed that experience_years is not NULL.</text:p>
      <text:p text:style-name="P3">Each row of this table contains information about one employee.</text:p>
      <text:p text:style-name="P10"> </text:p>
      <text:p text:style-name="P9"><text:span text:style-name="T4">Write an SQL query that reports the </text:span><text:span text:style-name="Strong_20_Emphasis"><text:span text:style-name="T4">average</text:span></text:span><text:span text:style-name="T4"> experience years of all the employees for each project, </text:span><text:span text:style-name="Strong_20_Emphasis"><text:span text:style-name="T4">rounded to 2 digits</text:span></text:span><text:span text:style-name="T4">.</text:span></text:p>
      <text:p text:style-name="P9"><text:span text:style-name="T4">Return the result table in </text:span><text:span text:style-name="Strong_20_Emphasis"><text:span text:style-name="T4">any order</text:span></text:span><text:span text:style-name="T4">.</text:span></text:p>
      <text:p text:style-name="P10">The query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Project table:</text:p>
      <text:p text:style-name="P7">+-------------+-------------+</text:p>
      <text:p text:style-name="P7">| project_id <text:s/>| employee_id |</text:p>
      <text:p text:style-name="P7">+-------------+-------------+</text:p>
      <text:p text:style-name="P7">| 1 <text:s text:c="10"/>| 1 <text:s text:c="10"/>|</text:p>
      <text:p text:style-name="P7">| 1 <text:s text:c="10"/>| 2 <text:s text:c="10"/>|</text:p>
      <text:p text:style-name="P7">| 1 <text:s text:c="10"/>| 3 <text:s text:c="10"/>|</text:p>
      <text:p text:style-name="P7">| 2 <text:s text:c="10"/>| 1 <text:s text:c="10"/>|</text:p>
      <text:p text:style-name="P7">| 2 <text:s text:c="10"/>| 4 <text:s text:c="10"/>|</text:p>
      <text:p text:style-name="P7">+-------------+-------------+</text:p>
      <text:p text:style-name="P7">Employee table:</text:p>
      <text:p text:style-name="P7">+-------------+--------+------------------+</text:p>
      <text:p text:style-name="P7">| employee_id | name <text:s text:c="2"/>| experience_years |</text:p>
      <text:p text:style-name="P7">+-------------+--------+------------------+</text:p>
      <text:p text:style-name="P7">| 1 <text:s text:c="10"/>| Khaled | 3 <text:s text:c="15"/>|</text:p>
      <text:p text:style-name="P7">| 2 <text:s text:c="10"/>| Ali <text:s text:c="3"/>| 2 <text:s text:c="15"/>|</text:p>
      <text:p text:style-name="P7">| 3 <text:s text:c="10"/>| John <text:s text:c="2"/>| 1 <text:s text:c="15"/>|</text:p>
      <text:p text:style-name="P7">| 4 <text:s text:c="10"/>| Doe <text:s text:c="3"/>| 2 <text:s text:c="15"/>|</text:p>
      <text:p text:style-name="P7">+-------------+--------+------------------+</text:p>
      <text:p text:style-name="P6"><text:span text:style-name="Strong_20_Emphasis"><text:span text:style-name="T4">Output:</text:span></text:span><text:span text:style-name="T4"> </text:span></text:p>
      <text:p text:style-name="P7">+-------------+---------------+</text:p>
      <text:p text:style-name="P7">| project_id <text:s/>| average_years |</text:p>
      <text:p text:style-name="P7">+-------------+---------------+</text:p>
      <text:p text:style-name="P7">| 1 <text:s text:c="10"/>| 2.00 <text:s text:c="9"/>|</text:p>
      <text:p text:style-name="P7">| 2 <text:s text:c="10"/>| 2.50 <text:s text:c="9"/>|</text:p>
      <text:p text:style-name="P7">+-------------+---------------+</text:p>
      <text:p text:style-name="P1"><text:span text:style-name="Strong_20_Emphasis"><text:span text:style-name="T4">Explanation:</text:span></text:span><text:span text:style-name="T4"> The average experience years for the first project is (3 + 2 + 1) / 3 = 2.00 and for the second project is (3 + 2) / 2 = 2.50</text:span></text:p>
      <text:p text:style-name="P35"><text:soft-page-break/>#---------------------------- answer ----------------------------------------------------------</text:p>
      <text:p text:style-name="P35"/>
      <text:p text:style-name="P60"><text:span text:style-name="T5">SELECT</text:span> project_id,<text:span text:style-name="T9">round</text:span>(<text:span text:style-name="T9">avg</text:span>(experience_years),<text:span text:style-name="T11">2</text:span>) <text:span text:style-name="T5">as</text:span> average_years <text:span text:style-name="T5">from</text:span> Project <text:span text:style-name="T5">as</text:span> p <text:span text:style-name="T5">LEFT</text:span> <text:span text:style-name="T5">JOIN</text:span> EMPLOYEE <text:span text:style-name="T5">as</text:span> e <text:span text:style-name="T5">on</text:span> p.employee_id<text:span text:style-name="T5">=</text:span>e.employee_id <text:span text:style-name="T5">group</text:span> <text:span text:style-name="T5">by</text:span> project_id;</text:p>
      <text:p text:style-name="P35"/>
      <text:p text:style-name="P29"/>
      <text:p text:style-name="P38"><text:span text:style-name="T21">QUESTION 20 ) </text:span><text:a xlink:type="simple" xlink:href="https://leetcode.com/problems/percentage-of-users-attended-a-contest/" text:style-name="Internet_20_link" text:visited-style-name="Visited_20_Internet_20_Link"><text:span text:style-name="T4">1633. Percentage of Users Attended a Contest</text:span></text:a></text:p>
      <text:p text:style-name="P9"><text:span text:style-name="T4">Table: </text:span><text:span text:style-name="Source_20_Text"><text:span text:style-name="T3">Users</text:span></text:span></text:p>
      <text:p text:style-name="P7">+-------------+---------+</text:p>
      <text:p text:style-name="P7">| Column Name | Type <text:s text:c="3"/>|</text:p>
      <text:p text:style-name="P7">+-------------+---------+</text:p>
      <text:p text:style-name="P7">| user_id <text:s text:c="4"/>| int <text:s text:c="4"/>|</text:p>
      <text:p text:style-name="P7">| user_name <text:s text:c="2"/>| varchar |</text:p>
      <text:p text:style-name="P7">+-------------+---------+</text:p>
      <text:p text:style-name="P7">user_id is the primary key (column with unique values) for this table.</text:p>
      <text:p text:style-name="P3">Each row of this table contains the name and the id of a user.</text:p>
      <text:p text:style-name="P10"> </text:p>
      <text:p text:style-name="P9"><text:span text:style-name="T4">Table: </text:span><text:span text:style-name="Source_20_Text"><text:span text:style-name="T3">Register</text:span></text:span></text:p>
      <text:p text:style-name="P7">+-------------+---------+</text:p>
      <text:p text:style-name="P7">| Column Name | Type <text:s text:c="3"/>|</text:p>
      <text:p text:style-name="P7">+-------------+---------+</text:p>
      <text:p text:style-name="P7">| contest_id <text:s/>| int <text:s text:c="4"/>|</text:p>
      <text:p text:style-name="P7">| user_id <text:s text:c="4"/>| int <text:s text:c="4"/>|</text:p>
      <text:p text:style-name="P7">+-------------+---------+</text:p>
      <text:p text:style-name="P7">(contest_id, user_id) is the primary key (combination of columns with unique values) for this table.</text:p>
      <text:p text:style-name="P3">Each row of this table contains the id of a user and the contest they registered into.</text:p>
      <text:p text:style-name="P10"> </text:p>
      <text:p text:style-name="P9"><text:span text:style-name="T4">Write a solution to find the percentage of the users registered in each contest rounded to </text:span><text:span text:style-name="Strong_20_Emphasis"><text:span text:style-name="T4">two decimals</text:span></text:span><text:span text:style-name="T4">.</text:span></text:p>
      <text:p text:style-name="P9"><text:span text:style-name="T4">Return the result table ordered by </text:span><text:span text:style-name="Source_20_Text"><text:span text:style-name="T3">percentage</text:span></text:span><text:span text:style-name="T4"> in </text:span><text:span text:style-name="Strong_20_Emphasis"><text:span text:style-name="T4">descending order</text:span></text:span><text:span text:style-name="T4">. In case of a tie, order it by </text:span><text:span text:style-name="Source_20_Text"><text:span text:style-name="T3">contest_id</text:span></text:span><text:span text:style-name="T4"> in </text:span><text:span text:style-name="Strong_20_Emphasis"><text:span text:style-name="T4">ascending order</text:span></text:span><text:span text:style-name="T4">.</text:span></text:p>
      <text:p text:style-name="P10">The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Users table:</text:p>
      <text:p text:style-name="P7">+---------+-----------+</text:p>
      <text:p text:style-name="P7">| user_id | user_name |</text:p>
      <text:p text:style-name="P7">+---------+-----------+</text:p>
      <text:p text:style-name="P7">| 6 <text:s text:c="6"/>| Alice <text:s text:c="4"/>|</text:p>
      <text:p text:style-name="P7">| 2 <text:s text:c="6"/>| Bob <text:s text:c="6"/>|</text:p>
      <text:p text:style-name="P7">| 7 <text:s text:c="6"/>| Alex <text:s text:c="5"/>|</text:p>
      <text:p text:style-name="P7">+---------+-----------+</text:p>
      <text:p text:style-name="P7">Register table:</text:p>
      <text:p text:style-name="P7">+------------+---------+</text:p>
      <text:p text:style-name="P7">| contest_id | user_id |</text:p>
      <text:p text:style-name="P7"><text:soft-page-break/>+------------+---------+</text:p>
      <text:p text:style-name="P7">| 215 <text:s text:c="7"/>| 6 <text:s text:c="6"/>|</text:p>
      <text:p text:style-name="P7">| 209 <text:s text:c="7"/>| 2 <text:s text:c="6"/>|</text:p>
      <text:p text:style-name="P7">| 208 <text:s text:c="7"/>| 2 <text:s text:c="6"/>|</text:p>
      <text:p text:style-name="P7">| 210 <text:s text:c="7"/>| 6 <text:s text:c="6"/>|</text:p>
      <text:p text:style-name="P7">| 208 <text:s text:c="7"/>| 6 <text:s text:c="6"/>|</text:p>
      <text:p text:style-name="P7">| 209 <text:s text:c="7"/>| 7 <text:s text:c="6"/>|</text:p>
      <text:p text:style-name="P7">| 209 <text:s text:c="7"/>| 6 <text:s text:c="6"/>|</text:p>
      <text:p text:style-name="P7">| 215 <text:s text:c="7"/>| 7 <text:s text:c="6"/>|</text:p>
      <text:p text:style-name="P7">| 208 <text:s text:c="7"/>| 7 <text:s text:c="6"/>|</text:p>
      <text:p text:style-name="P7">| 210 <text:s text:c="7"/>| 2 <text:s text:c="6"/>|</text:p>
      <text:p text:style-name="P7">| 207 <text:s text:c="7"/>| 2 <text:s text:c="6"/>|</text:p>
      <text:p text:style-name="P7">| 210 <text:s text:c="7"/>| 7 <text:s text:c="6"/>|</text:p>
      <text:p text:style-name="P7">+------------+---------+</text:p>
      <text:p text:style-name="P6"><text:span text:style-name="Strong_20_Emphasis"><text:span text:style-name="T4">Output:</text:span></text:span><text:span text:style-name="T4"> </text:span></text:p>
      <text:p text:style-name="P7">+------------+------------+</text:p>
      <text:p text:style-name="P7">| contest_id | percentage |</text:p>
      <text:p text:style-name="P7">+------------+------------+</text:p>
      <text:p text:style-name="P7">| 208 <text:s text:c="7"/>| 100.0 <text:s text:c="5"/>|</text:p>
      <text:p text:style-name="P7">| 209 <text:s text:c="7"/>| 100.0 <text:s text:c="5"/>|</text:p>
      <text:p text:style-name="P7">| 210 <text:s text:c="7"/>| 100.0 <text:s text:c="5"/>|</text:p>
      <text:p text:style-name="P7">| 215 <text:s text:c="7"/>| 66.67 <text:s text:c="5"/>|</text:p>
      <text:p text:style-name="P7">| 207 <text:s text:c="7"/>| 33.33 <text:s text:c="5"/>|</text:p>
      <text:p text:style-name="P7">+------------+------------+</text:p>
      <text:p text:style-name="P6"><text:span text:style-name="Strong_20_Emphasis"><text:span text:style-name="T4">Explanation:</text:span></text:span><text:span text:style-name="T4"> </text:span></text:p>
      <text:p text:style-name="P7">All the users registered in contests 208, 209, and 210. The percentage is 100% and we sort them in the answer table by contest_id in ascending order.</text:p>
      <text:p text:style-name="P7">Alice and Alex registered in contest 215 and the percentage is ((2/3) * 100) = 66.67%</text:p>
      <text:p text:style-name="P3">Bob registered in contest 207 and the percentage is ((1/3) * 100) = 33.33%</text:p>
      <text:p text:style-name="P37">#---------------------------------- ANSWER --------------------------------------------------------</text:p>
      <text:p text:style-name="P29"/>
      <text:p text:style-name="P39">SELECT contest_id,round(count(user_id)* <text:span text:style-name="T22">100.00 /(select count(*</text:span><text:span text:style-name="T15">) from users),2) as percentage from register group by contest_id order by percentage desc, contest_id</text:span></text:p>
      <text:p text:style-name="P34"/>
      <text:p text:style-name="P21"/>
      <text:p text:style-name="P21"/>
      <text:p text:style-name="P21"/>
      <text:p text:style-name="P23">#-----------------------------------------------------------</text:p>
      <text:p text:style-name="P40"><text:span text:style-name="T17">QUESTION 20) </text:span><text:a xlink:type="simple" xlink:href="https://leetcode.com/problems/queries-quality-and-percentage/" text:style-name="Internet_20_link" text:visited-style-name="Visited_20_Internet_20_Link"><text:span text:style-name="T18">Queries Quality and Percentage</text:span></text:a></text:p>
      <text:p text:style-name="P40"><text:span text:style-name="T18">Table: </text:span><text:span text:style-name="Source_20_Text"><text:span text:style-name="T19">Queries</text:span></text:span></text:p>
      <text:section text:style-name="Sect1" text:name="dac824b9-d238-b61a-94d1-7bdc30e5ee7a">
        <text:p text:style-name="P7">+-------------+---------+</text:p>
        <text:p text:style-name="P7">| Column Name | Type <text:s text:c="3"/>|</text:p>
        <text:p text:style-name="P7">+-------------+---------+</text:p>
        <text:p text:style-name="P7">| query_name <text:s/>| varchar |</text:p>
        <text:p text:style-name="P7">| result <text:s text:c="5"/>| varchar |</text:p>
        <text:p text:style-name="P7">| position <text:s text:c="3"/>| int <text:s text:c="4"/>|</text:p>
        <text:p text:style-name="P7">| rating <text:s text:c="5"/>| int <text:s text:c="4"/>|</text:p>
        <text:p text:style-name="P7">+-------------+---------+</text:p>
        <text:p text:style-name="P7">This table may have duplicate rows.</text:p>
        <text:p text:style-name="P7">This table contains information collected from some queries on a database.</text:p>
        <text:p text:style-name="P6"><text:span text:style-name="T4">The </text:span><text:span text:style-name="Source_20_Text"><text:span text:style-name="T3">position</text:span></text:span><text:span text:style-name="T4"> column has a value from </text:span><text:span text:style-name="Strong_20_Emphasis"><text:span text:style-name="T4">1</text:span></text:span><text:span text:style-name="T4"> to </text:span><text:span text:style-name="Strong_20_Emphasis"><text:span text:style-name="T4">500</text:span></text:span><text:span text:style-name="T4">.</text:span></text:p>
        <text:p text:style-name="P1"><text:span text:style-name="T4">The </text:span><text:span text:style-name="Source_20_Text"><text:span text:style-name="T3">rating</text:span></text:span><text:span text:style-name="T4"> column has a value from </text:span><text:span text:style-name="Strong_20_Emphasis"><text:span text:style-name="T4">1</text:span></text:span><text:span text:style-name="T4"> to </text:span><text:span text:style-name="Strong_20_Emphasis"><text:span text:style-name="T4">5</text:span></text:span><text:span text:style-name="T4">. Query with </text:span><text:span text:style-name="Source_20_Text"><text:span text:style-name="T3">rating</text:span></text:span><text:span text:style-name="T4"> less than 3 is a poor query.</text:span></text:p>
        <text:p text:style-name="P10"> </text:p>
        <text:p text:style-name="P9"><text:soft-page-break/><text:span text:style-name="T4">We define query </text:span><text:span text:style-name="Source_20_Text"><text:span text:style-name="T3">quality</text:span></text:span><text:span text:style-name="T4"> as:</text:span></text:p>
        <text:p text:style-name="P12">The average of the ratio between query rating and its position.</text:p>
        <text:p text:style-name="P9"><text:span text:style-name="T4">We also define </text:span><text:span text:style-name="Source_20_Text"><text:span text:style-name="T3">poor query percentage</text:span></text:span><text:span text:style-name="T4"> as:</text:span></text:p>
        <text:p text:style-name="P12">The percentage of all queries with rating less than 3.</text:p>
        <text:p text:style-name="P9"><text:span text:style-name="T4">Write a solution to find each </text:span><text:span text:style-name="Source_20_Text"><text:span text:style-name="T3">query_name</text:span></text:span><text:span text:style-name="T4">, the </text:span><text:span text:style-name="Source_20_Text"><text:span text:style-name="T3">quality</text:span></text:span><text:span text:style-name="T4"> and </text:span><text:span text:style-name="Source_20_Text"><text:span text:style-name="T3">poor_query_percentage</text:span></text:span><text:span text:style-name="T4">.</text:span></text:p>
        <text:p text:style-name="P9"><text:span text:style-name="T4">Both </text:span><text:span text:style-name="Source_20_Text"><text:span text:style-name="T3">quality</text:span></text:span><text:span text:style-name="T4"> and </text:span><text:span text:style-name="Source_20_Text"><text:span text:style-name="T3">poor_query_percentage</text:span></text:span><text:span text:style-name="T4"> should be </text:span><text:span text:style-name="Strong_20_Emphasis"><text:span text:style-name="T4">rounded to 2 decimal places</text:span></text:span><text:span text:style-name="T4">.</text:span></text:p>
        <text:p text:style-name="P9"><text:span text:style-name="T4">Return the result table in </text:span><text:span text:style-name="Strong_20_Emphasis"><text:span text:style-name="T4">any order</text:span></text:span><text:span text:style-name="T4">.</text:span></text:p>
        <text:p text:style-name="P10">The result format is in the following example.</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Queries table:</text:p>
        <text:p text:style-name="P7">+------------+-------------------+----------+--------+</text:p>
        <text:p text:style-name="P7">| query_name | result <text:s text:c="11"/>| position | rating |</text:p>
        <text:p text:style-name="P7">+------------+-------------------+----------+--------+</text:p>
        <text:p text:style-name="P7">| Dog <text:s text:c="7"/>| Golden Retriever <text:s/>| 1 <text:s text:c="7"/>| 5 <text:s text:c="5"/>|</text:p>
        <text:p text:style-name="P7">| Dog <text:s text:c="7"/>| German Shepherd <text:s text:c="2"/>| 2 <text:s text:c="7"/>| 5 <text:s text:c="5"/>|</text:p>
        <text:p text:style-name="P7">| Dog <text:s text:c="7"/>| Mule <text:s text:c="13"/>| 200 <text:s text:c="5"/>| 1 <text:s text:c="5"/>|</text:p>
        <text:p text:style-name="P7">| Cat <text:s text:c="7"/>| Shirazi <text:s text:c="10"/>| 5 <text:s text:c="7"/>| 2 <text:s text:c="5"/>|</text:p>
        <text:p text:style-name="P7">| Cat <text:s text:c="7"/>| Siamese <text:s text:c="10"/>| 3 <text:s text:c="7"/>| 3 <text:s text:c="5"/>|</text:p>
        <text:p text:style-name="P7">| Cat <text:s text:c="7"/>| Sphynx <text:s text:c="11"/>| 7 <text:s text:c="7"/>| 4 <text:s text:c="5"/>|</text:p>
        <text:p text:style-name="P7">+------------+-------------------+----------+--------+</text:p>
        <text:p text:style-name="P6"><text:span text:style-name="Strong_20_Emphasis"><text:span text:style-name="T4">Output:</text:span></text:span><text:span text:style-name="T4"> </text:span></text:p>
        <text:p text:style-name="P7">+------------+---------+-----------------------+</text:p>
        <text:p text:style-name="P7">| query_name | quality | poor_query_percentage |</text:p>
        <text:p text:style-name="P7">+------------+---------+-----------------------+</text:p>
        <text:p text:style-name="P7">| Dog <text:s text:c="7"/>| 2.50 <text:s text:c="3"/>| 33.33 <text:s text:c="16"/>|</text:p>
        <text:p text:style-name="P7">| Cat <text:s text:c="7"/>| 0.66 <text:s text:c="3"/>| 33.33 <text:s text:c="16"/>|</text:p>
        <text:p text:style-name="P7">+------------+---------+-----------------------+</text:p>
        <text:p text:style-name="P6"><text:span text:style-name="Strong_20_Emphasis"><text:span text:style-name="T4">Explanation:</text:span></text:span><text:span text:style-name="T4"> </text:span></text:p>
        <text:p text:style-name="P7">Dog queries quality is ((5 / 1) + (5 / 2) + (1 / 200)) / 3 = 2.50</text:p>
        <text:p text:style-name="P7">Dog queries poor_ query_percentage is (1 / 3) * 100 = 33.33</text:p>
        <text:p text:style-name="P6"/>
        <text:p text:style-name="P7">Cat queries quality equals ((2 / 5) + (3 / 3) + (4 / 7)) / 3 = 0.66</text:p>
        <text:p text:style-name="P3">Cat queries poor_ query_percentage is (1 / 3) * 100 = 33.33</text:p>
      </text:section>
      <text:p text:style-name="P22">#------------------ ANSWER ---------------------</text:p>
      <text:p text:style-name="P23">SELECT query_name, round(avg(cast(rating as decimal)/ position),2) as quality, round(sum(case when rating &lt;3 then 1 else 0 end)*100/count(*),2) as poor_query_percentage from queries group by query_name;</text:p>
      <text:p text:style-name="P21"/>
      <text:p text:style-name="P21"/>
      <text:p text:style-name="P21"/>
      <text:p text:style-name="P21"/>
      <text:p text:style-name="P29"/>
      <text:p text:style-name="P29"/>
      <text:p text:style-name="P29"/>
      <text:p text:style-name="P29"><text:soft-page-break/></text:p>
      <text:p text:style-name="P41"><text:span text:style-name="T23">QUESTIONS 21 ) </text:span><text:a xlink:type="simple" xlink:href="https://leetcode.com/problems/monthly-transactions-i/" text:style-name="Internet_20_link" text:visited-style-name="Visited_20_Internet_20_Link"><text:span text:style-name="T4">Monthly Transactions I</text:span></text:a></text:p>
      <text:p text:style-name="Standard"/>
      <text:p text:style-name="P9"><text:span text:style-name="T4">Table: </text:span><text:span text:style-name="Source_20_Text"><text:span text:style-name="T3">Transactions</text:span></text:span></text:p>
      <text:p text:style-name="P7">+---------------+---------+</text:p>
      <text:p text:style-name="P7">| Column Name <text:s text:c="2"/>| Type <text:s text:c="3"/>|</text:p>
      <text:p text:style-name="P7">+---------------+---------+</text:p>
      <text:p text:style-name="P7">| id <text:s text:c="11"/>| int <text:s text:c="4"/>|</text:p>
      <text:p text:style-name="P7">| country <text:s text:c="6"/>| varchar |</text:p>
      <text:p text:style-name="P7">| state <text:s text:c="8"/>| enum <text:s text:c="3"/>|</text:p>
      <text:p text:style-name="P7">| amount <text:s text:c="7"/>| int <text:s text:c="4"/>|</text:p>
      <text:p text:style-name="P7">| trans_date <text:s text:c="3"/>| date <text:s text:c="3"/>|</text:p>
      <text:p text:style-name="P7">+---------------+---------+</text:p>
      <text:p text:style-name="P7">id is the primary key of this table.</text:p>
      <text:p text:style-name="P7">The table has information about incoming transactions.</text:p>
      <text:p text:style-name="P3">The state column is an enum of type ["approved", "declined"].</text:p>
      <text:p text:style-name="P10"> </text:p>
      <text:p text:style-name="P10">Write an SQL query to find for each month and country, the number of transactions and their total amount, the number of approved transactions and their total amount.</text:p>
      <text:p text:style-name="P9"><text:span text:style-name="T4">Return the result table in </text:span><text:span text:style-name="Strong_20_Emphasis"><text:span text:style-name="T4">any order</text:span></text:span><text:span text:style-name="T4">.</text:span></text:p>
      <text:p text:style-name="P10">The query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Transactions table:</text:p>
      <text:p text:style-name="P7">+------+---------+----------+--------+------------+</text:p>
      <text:p text:style-name="P7">| id <text:s text:c="2"/>| country | state <text:s text:c="3"/>| amount | trans_date |</text:p>
      <text:p text:style-name="P7">+------+---------+----------+--------+------------+</text:p>
      <text:p text:style-name="P7">| 121 <text:s/>| US <text:s text:c="5"/>| approved | 1000 <text:s text:c="2"/>| 2018-12-18 |</text:p>
      <text:p text:style-name="P7">| 122 <text:s/>| US <text:s text:c="5"/>| declined | 2000 <text:s text:c="2"/>| 2018-12-19 |</text:p>
      <text:p text:style-name="P7">| 123 <text:s/>| US <text:s text:c="5"/>| approved | 2000 <text:s text:c="2"/>| 2019-01-01 |</text:p>
      <text:p text:style-name="P7">| 124 <text:s/>| DE <text:s text:c="5"/>| approved | 2000 <text:s text:c="2"/>| 2019-01-07 |</text:p>
      <text:p text:style-name="P7">+------+---------+----------+--------+------------+</text:p>
      <text:p text:style-name="P6"><text:span text:style-name="Strong_20_Emphasis"><text:span text:style-name="T4">Output:</text:span></text:span><text:span text:style-name="T4"> </text:span></text:p>
      <text:p text:style-name="P7">+----------+---------+-------------+----------------+--------------------+-----------------------+</text:p>
      <text:p text:style-name="P7">| month <text:s text:c="3"/>| country | trans_count | approved_count | trans_total_amount | approved_total_amount |</text:p>
      <text:p text:style-name="P7">+----------+---------+-------------+----------------+--------------------+-----------------------+</text:p>
      <text:p text:style-name="P7">| 2018-12 <text:s/>| US <text:s text:c="5"/>| 2 <text:s text:c="10"/>| 1 <text:s text:c="13"/>| 3000 <text:s text:c="14"/>| 1000 <text:s text:c="17"/>|</text:p>
      <text:p text:style-name="P7">| 2019-01 <text:s/>| US <text:s text:c="5"/>| 1 <text:s text:c="10"/>| 1 <text:s text:c="13"/>| 2000 <text:s text:c="14"/>| 2000 <text:s text:c="17"/>|</text:p>
      <text:p text:style-name="P7">| 2019-01 <text:s/>| DE <text:s text:c="5"/>| 1 <text:s text:c="10"/>| 1 <text:s text:c="13"/>| 2000 <text:s text:c="14"/>| 2000 <text:s text:c="17"/>|</text:p>
      <text:p text:style-name="P3">+----------+---------+-------------+----------------+---</text:p>
      <text:p text:style-name="P42"># -------------------------- ANSWER --------------------------------------------------- </text:p>
      <text:p text:style-name="P42"/>
      <text:p text:style-name="P33">SELECT</text:p>
      <text:p text:style-name="P24">  <text:span text:style-name="T10">DATE_FORMAT</text:span><text:span text:style-name="T16">(trans_date, </text:span><text:span text:style-name="T8">'%Y-%m'</text:span><text:span text:style-name="T16">) </text:span><text:span text:style-name="T6">AS</text:span><text:span text:style-name="T16"> </text:span><text:span text:style-name="T10">month</text:span><text:span text:style-name="T16">,</text:span></text:p>
      <text:p text:style-name="P24">  <text:span text:style-name="T16">country,</text:span></text:p>
      <text:p text:style-name="P24"><text:soft-page-break/>  <text:span text:style-name="T10">COUNT</text:span><text:span text:style-name="T16">(</text:span><text:span text:style-name="T6">*</text:span><text:span text:style-name="T16">) </text:span><text:span text:style-name="T6">AS</text:span><text:span text:style-name="T16"> trans_count,</text:span></text:p>
      <text:p text:style-name="P24">  <text:span text:style-name="T10">SUM</text:span><text:span text:style-name="T16">(state </text:span><text:span text:style-name="T6">=</text:span><text:span text:style-name="T16"> </text:span><text:span text:style-name="T8">'approved'</text:span><text:span text:style-name="T16">) </text:span><text:span text:style-name="T6">AS</text:span><text:span text:style-name="T16"> approved_count,</text:span></text:p>
      <text:p text:style-name="P24">  <text:span text:style-name="T10">SUM</text:span><text:span text:style-name="T16">(amount) </text:span><text:span text:style-name="T6">AS</text:span><text:span text:style-name="T16"> trans_total_amount,</text:span></text:p>
      <text:p text:style-name="P24">  <text:span text:style-name="T10">SUM</text:span><text:span text:style-name="T16">(</text:span><text:span text:style-name="T10">IF</text:span><text:span text:style-name="T16">(state </text:span><text:span text:style-name="T6">=</text:span><text:span text:style-name="T16"> </text:span><text:span text:style-name="T8">'approved'</text:span><text:span text:style-name="T16">, amount, </text:span><text:span text:style-name="T12">0</text:span><text:span text:style-name="T16">)) </text:span><text:span text:style-name="T6">AS</text:span><text:span text:style-name="T16"> approved_total_amount</text:span></text:p>
      <text:p text:style-name="P16"><text:span text:style-name="T5">FROM</text:span> Transactions</text:p>
      <text:p text:style-name="P16"><text:span text:style-name="T5">GROUP</text:span> <text:span text:style-name="T5">BY</text:span> <text:span text:style-name="T11">1</text:span>, <text:span text:style-name="T11">2</text:span>;</text:p>
      <text:p text:style-name="P43"/>
      <text:p text:style-name="P43"/>
      <text:p text:style-name="P44">#--------------------- ---------------------------------------</text:p>
      <text:p text:style-name="P29"/>
      <text:p text:style-name="P46"><text:span text:style-name="T24">Question 22 ) </text:span><text:a xlink:type="simple" xlink:href="https://leetcode.com/problems/immediate-food-delivery-ii/" text:style-name="Internet_20_link" text:visited-style-name="Visited_20_Internet_20_Link"><text:span text:style-name="T4">Immediate Food Delivery II</text:span></text:a></text:p>
      <text:p text:style-name="P9"><text:span text:style-name="T4">Table: </text:span><text:span text:style-name="Source_20_Text"><text:span text:style-name="T3">Delivery</text:span></text:span></text:p>
      <text:p text:style-name="P7">+-----------------------------+---------+</text:p>
      <text:p text:style-name="P7">| Column Name <text:s text:c="16"/>| Type <text:s text:c="3"/>|</text:p>
      <text:p text:style-name="P7">+-----------------------------+---------+</text:p>
      <text:p text:style-name="P7">| delivery_id <text:s text:c="16"/>| int <text:s text:c="4"/>|</text:p>
      <text:p text:style-name="P7">| customer_id <text:s text:c="16"/>| int <text:s text:c="4"/>|</text:p>
      <text:p text:style-name="P7">| order_date <text:s text:c="17"/>| date <text:s text:c="3"/>|</text:p>
      <text:p text:style-name="P7">| customer_pref_delivery_date | date <text:s text:c="3"/>|</text:p>
      <text:p text:style-name="P7">+-----------------------------+---------+</text:p>
      <text:p text:style-name="P7">delivery_id is the column of unique values of this table.</text:p>
      <text:p text:style-name="P3">The table holds information about food delivery to customers that make orders at some date and specify a preferred delivery date (on the same order date or after it).</text:p>
      <text:p text:style-name="P10"> </text:p>
      <text:p text:style-name="P9"><text:span text:style-name="T4">If the customer's preferred delivery date is the same as the order date, then the order is called </text:span><text:span text:style-name="Strong_20_Emphasis"><text:span text:style-name="T4">immediate;</text:span></text:span><text:span text:style-name="T4"> otherwise, it is called </text:span><text:span text:style-name="Strong_20_Emphasis"><text:span text:style-name="T4">scheduled</text:span></text:span><text:span text:style-name="T4">.</text:span></text:p>
      <text:p text:style-name="P9"><text:span text:style-name="T4">The </text:span><text:span text:style-name="Strong_20_Emphasis"><text:span text:style-name="T4">first order</text:span></text:span><text:span text:style-name="T4"> of a customer is the order with the earliest order date that the customer made. It is guaranteed that a customer has precisely one first order.</text:span></text:p>
      <text:p text:style-name="P9"><text:span text:style-name="T4">Write a solution to find the percentage of immediate orders in the first orders of all customers, </text:span><text:span text:style-name="Strong_20_Emphasis"><text:span text:style-name="T4">rounded to 2 decimal places</text:span></text:span><text:span text:style-name="T4">.</text:span></text:p>
      <text:p text:style-name="P10">The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Delivery table:</text:p>
      <text:p text:style-name="P7">+-------------+-------------+------------+-----------------------------+</text:p>
      <text:p text:style-name="P7">| delivery_id | customer_id | order_date | customer_pref_delivery_date |</text:p>
      <text:p text:style-name="P7">+-------------+-------------+------------+-----------------------------+</text:p>
      <text:p text:style-name="P7">| 1 <text:s text:c="10"/>| 1 <text:s text:c="10"/>| 2019-08-01 | 2019-08-02 <text:s text:c="17"/>|</text:p>
      <text:p text:style-name="P7">| 2 <text:s text:c="10"/>| 2 <text:s text:c="10"/>| 2019-08-02 | 2019-08-02 <text:s text:c="17"/>|</text:p>
      <text:p text:style-name="P7">| 3 <text:s text:c="10"/>| 1 <text:s text:c="10"/>| 2019-08-11 | 2019-08-12 <text:s text:c="17"/>|</text:p>
      <text:p text:style-name="P7">| 4 <text:s text:c="10"/>| 3 <text:s text:c="10"/>| 2019-08-24 | 2019-08-24 <text:s text:c="17"/>|</text:p>
      <text:p text:style-name="P7">| 5 <text:s text:c="10"/>| 3 <text:s text:c="10"/>| 2019-08-21 | 2019-08-22 <text:s text:c="17"/>|</text:p>
      <text:p text:style-name="P7">| 6 <text:s text:c="10"/>| 2 <text:s text:c="10"/>| 2019-08-11 | 2019-08-13 <text:s text:c="17"/>|</text:p>
      <text:p text:style-name="P7">| 7 <text:s text:c="10"/>| 4 <text:s text:c="10"/>| 2019-08-09 | 2019-08-09 <text:s text:c="17"/>|</text:p>
      <text:p text:style-name="P7">+-------------+-------------+------------+-----------------------------+</text:p>
      <text:p text:style-name="P6"><text:span text:style-name="Strong_20_Emphasis"><text:span text:style-name="T4">Output:</text:span></text:span><text:span text:style-name="T4"> </text:span></text:p>
      <text:p text:style-name="P7">+----------------------+</text:p>
      <text:p text:style-name="P7">| immediate_percentage |</text:p>
      <text:p text:style-name="P7">+----------------------+</text:p>
      <text:p text:style-name="P7"><text:soft-page-break/>| 50.00 <text:s text:c="15"/>|</text:p>
      <text:p text:style-name="P7">+----------------------+</text:p>
      <text:p text:style-name="P6"><text:span text:style-name="Strong_20_Emphasis"><text:span text:style-name="T4">Explanation:</text:span></text:span><text:span text:style-name="T4"> </text:span></text:p>
      <text:p text:style-name="P7">The customer id 1 has a first order with delivery id 1 and it is scheduled.</text:p>
      <text:p text:style-name="P7">The customer id 2 has a first order with delivery id 2 and it is immediate.</text:p>
      <text:p text:style-name="P7">The customer id 3 has a first order with delivery id 5 and it is scheduled.</text:p>
      <text:p text:style-name="P7">The customer id 4 has a first order with delivery id 7 and it is immediate.</text:p>
      <text:p text:style-name="P3">Hence, half the customers have immediate first orders.</text:p>
      <text:p text:style-name="P45">#------------------------------------ ANSWER -------------------------------------------------------------</text:p>
      <text:p text:style-name="P29"/>
      <text:p text:style-name="P17">WITH</text:p>
      <text:p text:style-name="P24">  <text:span text:style-name="T16">CustomerToIsImmediate </text:span><text:span text:style-name="T6">AS</text:span><text:span text:style-name="T16">(</text:span></text:p>
      <text:p text:style-name="P24">    <text:span text:style-name="T6">SELECT</text:span></text:p>
      <text:p text:style-name="P24">      <text:span text:style-name="T6">DISTINCT</text:span><text:span text:style-name="T16"> customer_id,</text:span></text:p>
      <text:p text:style-name="P24">      <text:span text:style-name="T10">FIRST_VALUE</text:span><text:span text:style-name="T16">(order_date </text:span><text:span text:style-name="T6">=</text:span><text:span text:style-name="T16"> customer_pref_delivery_date) </text:span><text:span text:style-name="T6">OVER</text:span><text:span text:style-name="T16">(</text:span></text:p>
      <text:p text:style-name="P24">        <text:span text:style-name="T6">PARTITION</text:span><text:span text:style-name="T16"> </text:span><text:span text:style-name="T6">BY</text:span><text:span text:style-name="T16"> customer_id</text:span></text:p>
      <text:p text:style-name="P24">        <text:span text:style-name="T6">ORDER</text:span><text:span text:style-name="T16"> </text:span><text:span text:style-name="T6">BY</text:span><text:span text:style-name="T16"> order_date</text:span></text:p>
      <text:p text:style-name="P24">      <text:span text:style-name="T16">) is_immediate</text:span></text:p>
      <text:p text:style-name="P24">    <text:span text:style-name="T6">FROM</text:span><text:span text:style-name="T16"> Delivery</text:span></text:p>
      <text:p text:style-name="P24">  <text:span text:style-name="T16">)</text:span></text:p>
      <text:p text:style-name="P16"><text:span text:style-name="T5">SELECT</text:span> <text:span text:style-name="T9">ROUND</text:span>(<text:span text:style-name="T9">AVG</text:span>(is_immediate) <text:span text:style-name="T5">*</text:span> <text:span text:style-name="T11">100</text:span>, <text:span text:style-name="T11">2</text:span>) immediate_percentage</text:p>
      <text:p text:style-name="P16"><text:span text:style-name="T5">FROM</text:span> CustomerToIsImmediate;</text:p>
      <text:p text:style-name="P17"/>
      <text:p text:style-name="P47"/>
      <text:p text:style-name="P47"/>
      <text:p text:style-name="P47"/>
      <text:p text:style-name="P47"/>
      <text:p text:style-name="P47"/>
      <text:p text:style-name="P47"/>
      <text:p text:style-name="P47"/>
      <text:p text:style-name="P47"/>
      <text:p text:style-name="P47"/>
      <text:p text:style-name="P47"/>
      <text:p text:style-name="P48"><text:span text:style-name="T25"># -------------------- </text:span><text:span text:style-name="T24">Question 2</text:span><text:span text:style-name="T25">3 </text:span><text:a xlink:type="simple" xlink:href="https://leetcode.com/problems/game-play-analysis-iv/" text:style-name="Internet_20_link" text:visited-style-name="Visited_20_Internet_20_Link"><text:span text:style-name="T4">Game Play Analysis IV</text:span></text:a> <text:span text:style-name="T25">--------------------------------------------- </text:span></text:p>
      <text:p text:style-name="P61"><text:span text:style-name="T26">Table: </text:span><text:span text:style-name="Source_20_Text"><text:span text:style-name="T27">Activity</text:span></text:span></text:p>
      <text:p text:style-name="P8">+--------------+---------+</text:p>
      <text:p text:style-name="P8">| Column Name <text:s/>| Type <text:s text:c="3"/>|</text:p>
      <text:p text:style-name="P8">+--------------+---------+</text:p>
      <text:p text:style-name="P8">| player_id <text:s text:c="3"/>| int <text:s text:c="4"/>|</text:p>
      <text:p text:style-name="P8">| device_id <text:s text:c="3"/>| int <text:s text:c="4"/>|</text:p>
      <text:p text:style-name="P8">| event_date <text:s text:c="2"/>| date <text:s text:c="3"/>|</text:p>
      <text:p text:style-name="P8">| games_played | int <text:s text:c="4"/>|</text:p>
      <text:p text:style-name="P8">+--------------+---------+</text:p>
      <text:p text:style-name="P8">(player_id, event_date) is the primary key (combination of columns with unique values) of this table.</text:p>
      <text:p text:style-name="P8">This table shows the activity of players of some games.</text:p>
      <text:p text:style-name="P4">Each row is a record of a player who logged in and played a number of games (possibly 0) before logging out on someday using some device.</text:p>
      <text:p text:style-name="P11"> </text:p>
      <text:p text:style-name="P9"><text:span text:style-name="T26">Write a solution to report the </text:span><text:span text:style-name="Strong_20_Emphasis"><text:span text:style-name="T28">fraction</text:span></text:span><text:span text:style-name="T26"> of players that logged in again on the day after the day they first logged in, </text:span><text:span text:style-name="Strong_20_Emphasis"><text:span text:style-name="T28">rounded to 2 decimal places</text:span></text:span><text:span text:style-name="T26">. In other words, you need to count the number of players that logged in for at least two consecutive days starting from their first login date, then divide that number by the total number of players.</text:span></text:p>
      <text:p text:style-name="P11"><text:soft-page-break/>The result format is in the following example.</text:p>
      <text:p text:style-name="P11"> </text:p>
      <text:p text:style-name="P9"><text:span text:style-name="Strong_20_Emphasis"><text:span text:style-name="T28">Example 1:</text:span></text:span></text:p>
      <text:p text:style-name="P6"><text:span text:style-name="Strong_20_Emphasis"><text:span text:style-name="T28">Input:</text:span></text:span><text:span text:style-name="T26"> </text:span></text:p>
      <text:p text:style-name="P8">Activity table:</text:p>
      <text:p text:style-name="P8">+-----------+-----------+------------+--------------+</text:p>
      <text:p text:style-name="P8">| player_id | device_id | event_date | games_played |</text:p>
      <text:p text:style-name="P8">+-----------+-----------+------------+--------------+</text:p>
      <text:p text:style-name="P8">| 1 <text:s text:c="8"/>| 2 <text:s text:c="8"/>| 2016-03-01 | 5 <text:s text:c="11"/>|</text:p>
      <text:p text:style-name="P8">| 1 <text:s text:c="8"/>| 2 <text:s text:c="8"/>| 2016-03-02 | 6 <text:s text:c="11"/>|</text:p>
      <text:p text:style-name="P8">| 2 <text:s text:c="8"/>| 3 <text:s text:c="8"/>| 2017-06-25 | 1 <text:s text:c="11"/>|</text:p>
      <text:p text:style-name="P8">| 3 <text:s text:c="8"/>| 1 <text:s text:c="8"/>| 2016-03-02 | 0 <text:s text:c="11"/>|</text:p>
      <text:p text:style-name="P8">| 3 <text:s text:c="8"/>| 4 <text:s text:c="8"/>| 2018-07-03 | 5 <text:span text:style-name="T29">­</text:span> <text:s text:c="10"/>|</text:p>
      <text:p text:style-name="P8">+-----------+-----------+------------+--------------+</text:p>
      <text:p text:style-name="P6"><text:span text:style-name="Strong_20_Emphasis"><text:span text:style-name="T28">Output:</text:span></text:span><text:span text:style-name="T26"> </text:span></text:p>
      <text:p text:style-name="P8">+-----------+</text:p>
      <text:p text:style-name="P8">| fraction <text:s/>|</text:p>
      <text:p text:style-name="P8">+-----------+</text:p>
      <text:p text:style-name="P8">| 0.33 <text:s text:c="5"/>|</text:p>
      <text:p text:style-name="P8">+-----------+</text:p>
      <text:p text:style-name="P6"><text:span text:style-name="Strong_20_Emphasis"><text:span text:style-name="T28">Explanation:</text:span></text:span><text:span text:style-name="T26"> </text:span></text:p>
      <text:p text:style-name="P4">Only the player with id 1 logged back in after the first day he had logged in so the answer is 1/3 = 0.33</text:p>
      <text:p text:style-name="P4"/>
      <text:p text:style-name="P5">#--------------------------------Answer-----------------------------------------</text:p>
      <text:p text:style-name="P25">WITH <text:s/>Players AS SELECT player_id, MIN(event_date) AS first_login FROM Activity GROUP BY 1)</text:p>
      <text:p text:style-name="P25">SELECT <text:s/>ROUND (COUNT (Players.players_id) /(SELECT COUNT (DISTINCT Activity.player_id) FROM Activity ), 2)AS fraction FROM Players INNER JOIN Activity ON ( Players.players_id = Activity.player_id AND DATEDIFF(Players.first_login,Activity.event_date) = -1)</text:p>
      <text:p text:style-name="P26"/>
      <text:p text:style-name="P49">Reference :</text:p>
      <text:p text:style-name="P49"/>
      <text:p text:style-name="P49">https://pallavismile9.medium.com/sql-leetcode-550-game-play-analysis-iv-a3920e2a521f</text:p>
      <text:p text:style-name="P29"/>
      <text:p text:style-name="P29"/>
      <text:p text:style-name="P51"><text:span text:style-name="T30">#---------- Question 24 </text:span><text:a xlink:type="simple" xlink:href="https://leetcode.com/problems/number-of-unique-subjects-taught-by-each-teacher/" text:style-name="Internet_20_link" text:visited-style-name="Visited_20_Internet_20_Link"><text:span text:style-name="T4">Number of Unique Subjects Taught by Each Teacher</text:span></text:a><text:span text:style-name="T4"> ------ </text:span></text:p>
      <text:p text:style-name="P62"><text:span text:style-name="T4">Table: </text:span><text:span text:style-name="Source_20_Text"><text:span text:style-name="T3">Teacher</text:span></text:span></text:p>
      <text:p text:style-name="P6">+-------------+------+</text:p>
      <text:p text:style-name="P6">| Column Name | Type |</text:p>
      <text:p text:style-name="P6">+-------------+------+</text:p>
      <text:p text:style-name="P6">| teacher_id <text:s/>| int <text:s/>|</text:p>
      <text:p text:style-name="P6">| subject_id <text:s/>| int <text:s/>|</text:p>
      <text:p text:style-name="P6">| dept_id <text:s text:c="4"/>| int <text:s/>|</text:p>
      <text:p text:style-name="P6">+-------------+------+</text:p>
      <text:p text:style-name="P6">(subject_id, dept_id) is the primary key (combinations of columns with unique values) of this table.</text:p>
      <text:p text:style-name="P1">Each row in this table indicates that the teacher with teacher_id teaches the subject subject_id in the department dept_id.</text:p>
      <text:p text:style-name="P9"> </text:p>
      <text:p text:style-name="P9"><text:soft-page-break/>Write a solution to calculate the number of unique subjects each teacher teaches in the university.</text:p>
      <text:p text:style-name="P9">Return the result table in <text:span text:style-name="Strong_20_Emphasis"><text:span text:style-name="T4">any order</text:span></text:span>.</text:p>
      <text:p text:style-name="P9">The result format is shown in the following example.</text:p>
      <text:p text:style-name="P9"> </text:p>
      <text:p text:style-name="P9"><text:span text:style-name="Strong_20_Emphasis"><text:span text:style-name="T4">Example 1:</text:span></text:span></text:p>
      <text:p text:style-name="P6"><text:span text:style-name="Strong_20_Emphasis"><text:span text:style-name="T4">Input:</text:span></text:span> </text:p>
      <text:p text:style-name="P6">Teacher table:</text:p>
      <text:p text:style-name="P6">+------------+------------+---------+</text:p>
      <text:p text:style-name="P6">| teacher_id | subject_id | dept_id |</text:p>
      <text:p text:style-name="P6">+------------+------------+---------+</text:p>
      <text:p text:style-name="P6">| 1 <text:s text:c="9"/>| 2 <text:s text:c="9"/>| 3 <text:s text:c="6"/>|</text:p>
      <text:p text:style-name="P6">| 1 <text:s text:c="9"/>| 2 <text:s text:c="9"/>| 4 <text:s text:c="6"/>|</text:p>
      <text:p text:style-name="P6">| 1 <text:s text:c="9"/>| 3 <text:s text:c="9"/>| 3 <text:s text:c="6"/>|</text:p>
      <text:p text:style-name="P6">| 2 <text:s text:c="9"/>| 1 <text:s text:c="9"/>| 1 <text:s text:c="6"/>|</text:p>
      <text:p text:style-name="P6">| 2 <text:s text:c="9"/>| 2 <text:s text:c="9"/>| 1 <text:s text:c="6"/>|</text:p>
      <text:p text:style-name="P6">| 2 <text:s text:c="9"/>| 3 <text:s text:c="9"/>| 1 <text:s text:c="6"/>|</text:p>
      <text:p text:style-name="P6">| 2 <text:s text:c="9"/>| 4 <text:s text:c="9"/>| 1 <text:s text:c="6"/>|</text:p>
      <text:p text:style-name="P6">+------------+------------+---------+</text:p>
      <text:p text:style-name="P6"><text:span text:style-name="Strong_20_Emphasis"><text:span text:style-name="T4">Output:</text:span></text:span> <text:s/></text:p>
      <text:p text:style-name="P6">+------------+-----+</text:p>
      <text:p text:style-name="P6">| teacher_id | cnt |</text:p>
      <text:p text:style-name="P6">+------------+-----+</text:p>
      <text:p text:style-name="P6">| 1 <text:s text:c="9"/>| 2 <text:s text:c="2"/>|</text:p>
      <text:p text:style-name="P6">| 2 <text:s text:c="9"/>| 4 <text:s text:c="2"/>|</text:p>
      <text:p text:style-name="P6">+------------+-----+</text:p>
      <text:p text:style-name="P6"><text:span text:style-name="Strong_20_Emphasis"><text:span text:style-name="T4">Explanation:</text:span></text:span> </text:p>
      <text:p text:style-name="P6">Teacher 1:</text:p>
      <text:p text:style-name="P6"><text:s text:c="2"/>- They teach subject 2 in departments 3 and 4.</text:p>
      <text:p text:style-name="P6"><text:s text:c="2"/>- They teach subject 3 in department 3.</text:p>
      <text:p text:style-name="P6">Teacher 2:</text:p>
      <text:p text:style-name="P6"><text:s text:c="2"/>- They teach subject 1 in department 1.</text:p>
      <text:p text:style-name="P6"><text:s text:c="2"/>- They teach subject 2 in department 1.</text:p>
      <text:p text:style-name="P6"><text:s text:c="2"/>- They teach subject 3 in department 1.</text:p>
      <text:p text:style-name="P1"><text:s text:c="2"/>- They teach subject 4 in department 1.</text:p>
      <text:p text:style-name="P50">#------------------- ANSWER <text:s text:c="4"/>------------------------------</text:p>
      <text:p text:style-name="P29"/>
      <text:p text:style-name="P18"><text:span text:style-name="T5">SELECT</text:span> teacher_id,<text:span text:style-name="T9">COUNT</text:span>( <text:span text:style-name="T5">DISTINCT</text:span>(subject_id)) <text:span text:style-name="T5">AS</text:span> cnt <text:span text:style-name="T5">FROM</text:span> teacher <text:span text:style-name="T5">GROUP</text:span> <text:span text:style-name="T5">BY</text:span>  teacher_id;</text:p>
      <text:p text:style-name="P29"/>
      <text:p text:style-name="P52">Reference :</text:p>
      <text:p text:style-name="P52"/>
      <text:p text:style-name="P52"><text:s/><text:a xlink:type="simple" xlink:href="https://medium.com/@asvithavs/day-8-leetcode-sql-challenge-89bdbcb5277d" text:style-name="Internet_20_link" text:visited-style-name="Visited_20_Internet_20_Link">https://medium.com/@asvithavs/day-8-leetcode-sql-challenge-89bdbcb5277d</text:a></text:p>
      <text:p text:style-name="P52"/>
      <text:p text:style-name="P53"/>
      <text:p text:style-name="P53"/>
      <text:p text:style-name="P53"/>
      <text:p text:style-name="P53"><text:span text:style-name="T31">#------- Question 25 <text:s text:c="3"/></text:span><text:a xlink:type="simple" xlink:href="https://leetcode.com/problems/user-activity-for-the-past-30-days-i/" text:style-name="Internet_20_link" text:visited-style-name="Visited_20_Internet_20_Link"><text:span text:style-name="T4">User Activity for the Past 30 Days I</text:span></text:a> <text:s text:c="4"/>---------------------------------------- </text:p>
      <text:p text:style-name="P63">Table: <text:span text:style-name="Source_20_Text"><text:span text:style-name="T3">Activity</text:span></text:span></text:p>
      <text:p text:style-name="P6">| Column Name <text:s text:c="2"/>| Type <text:s text:c="3"/>|</text:p>
      <text:p text:style-name="P6">+---------------+---------+</text:p>
      <text:p text:style-name="P6">| user_id <text:s text:c="6"/>| int <text:s text:c="4"/>|</text:p>
      <text:p text:style-name="P6">| session_id <text:s text:c="3"/>| int <text:s text:c="4"/>|</text:p>
      <text:p text:style-name="P6">| activity_date | date <text:s text:c="3"/>|</text:p>
      <text:p text:style-name="P6">| activity_type | enum <text:s text:c="3"/>|</text:p>
      <text:p text:style-name="P6">+---------------+---------+</text:p>
      <text:p text:style-name="P6"><text:soft-page-break/>This table may have duplicate rows.</text:p>
      <text:p text:style-name="P6">The activity_type column is an ENUM (category) of type ('open_session', 'end_session', 'scroll_down', 'send_message').</text:p>
      <text:p text:style-name="P6">The table shows the user activities for a social media website. </text:p>
      <text:p text:style-name="P1">Note that each session belongs to exactly one user.</text:p>
      <text:p text:style-name="P9"> </text:p>
      <text:p text:style-name="P9">Write a solution to find the daily active user count for a period of <text:span text:style-name="Source_20_Text"><text:span text:style-name="T3">30</text:span></text:span> days ending <text:span text:style-name="Source_20_Text"><text:span text:style-name="T3">2019-07-27</text:span></text:span> inclusively. A user was active on someday if they made at least one activity on that day.</text:p>
      <text:p text:style-name="P9">Return the result table in <text:span text:style-name="Strong_20_Emphasis"><text:span text:style-name="T4">any order</text:span></text:span>.</text:p>
      <text:p text:style-name="P9">The result format is in the following example.</text:p>
      <text:p text:style-name="P9"> </text:p>
      <text:p text:style-name="P9"><text:span text:style-name="Strong_20_Emphasis"><text:span text:style-name="T4">Example 1:</text:span></text:span></text:p>
      <text:p text:style-name="P6"><text:span text:style-name="Strong_20_Emphasis"><text:span text:style-name="T4">Input:</text:span></text:span> </text:p>
      <text:p text:style-name="P6">Activity table:</text:p>
      <text:p text:style-name="P6">+---------+------------+---------------+---------------+</text:p>
      <text:p text:style-name="P6">| user_id | session_id | activity_date | activity_type |</text:p>
      <text:p text:style-name="P6">+---------+------------+---------------+---------------+</text:p>
      <text:p text:style-name="P6">| 1 <text:s text:c="6"/>| 1 <text:s text:c="9"/>| 2019-07-20 <text:s text:c="3"/>| open_session <text:s/>|</text:p>
      <text:p text:style-name="P6">| 1 <text:s text:c="6"/>| 1 <text:s text:c="9"/>| 2019-07-20 <text:s text:c="3"/>| scroll_down <text:s text:c="2"/>|</text:p>
      <text:p text:style-name="P6">| 1 <text:s text:c="6"/>| 1 <text:s text:c="9"/>| 2019-07-20 <text:s text:c="3"/>| end_session <text:s text:c="2"/>|</text:p>
      <text:p text:style-name="P6">| 2 <text:s text:c="6"/>| 4 <text:s text:c="9"/>| 2019-07-20 <text:s text:c="3"/>| open_session <text:s/>|</text:p>
      <text:p text:style-name="P6">| 2 <text:s text:c="6"/>| 4 <text:s text:c="9"/>| 2019-07-21 <text:s text:c="3"/>| send_message <text:s/>|</text:p>
      <text:p text:style-name="P6">| 2 <text:s text:c="6"/>| 4 <text:s text:c="9"/>| 2019-07-21 <text:s text:c="3"/>| end_session <text:s text:c="2"/>|</text:p>
      <text:p text:style-name="P6">| 3 <text:s text:c="6"/>| 2 <text:s text:c="9"/>| 2019-07-21 <text:s text:c="3"/>| open_session <text:s/>|</text:p>
      <text:p text:style-name="P6">| 3 <text:s text:c="6"/>| 2 <text:s text:c="9"/>| 2019-07-21 <text:s text:c="3"/>| send_message <text:s/>|</text:p>
      <text:p text:style-name="P6">| 3 <text:s text:c="6"/>| 2 <text:s text:c="9"/>| 2019-07-21 <text:s text:c="3"/>| end_session <text:s text:c="2"/>|</text:p>
      <text:p text:style-name="P6">| 4 <text:s text:c="6"/>| 3 <text:s text:c="9"/>| 2019-06-25 <text:s text:c="3"/>| open_session <text:s/>|</text:p>
      <text:p text:style-name="P6">| 4 <text:s text:c="6"/>| 3 <text:s text:c="9"/>| 2019-06-25 <text:s text:c="3"/>| end_session <text:s text:c="2"/>|</text:p>
      <text:p text:style-name="P6">+---------+------------+---------------+---------------+</text:p>
      <text:p text:style-name="P6"><text:span text:style-name="Strong_20_Emphasis"><text:span text:style-name="T4">Output:</text:span></text:span> </text:p>
      <text:p text:style-name="P6">+------------+--------------+ </text:p>
      <text:p text:style-name="P6">| day <text:s text:c="7"/>| active_users |</text:p>
      <text:p text:style-name="P6">+------------+--------------+ </text:p>
      <text:p text:style-name="P6">| 2019-07-20 | 2 <text:s text:c="11"/>|</text:p>
      <text:p text:style-name="P6">| 2019-07-21 | 2 <text:s text:c="11"/>|</text:p>
      <text:p text:style-name="P6">+------------+--------------+ </text:p>
      <text:p text:style-name="P1"><text:span text:style-name="Strong_20_Emphasis"><text:span text:style-name="T4">Explanation:</text:span></text:span> Note that we do not care about days with zero active users.</text:p>
      <text:p text:style-name="P52">#---------------------------- <text:s text:c="3"/>ANSWER <text:s text:c="2"/>-------------------------------------- </text:p>
      <text:p text:style-name="P52"/>
      <text:p text:style-name="P19"><text:span text:style-name="T5">SELECT</text:span> activity_date <text:span text:style-name="T5">AS</text:span> <text:span text:style-name="T9">day</text:span>, <text:span text:style-name="T9">COUNT</text:span>(<text:span text:style-name="T5">DISTINCT</text:span> user_id) <text:span text:style-name="T5">AS</text:span> active_users</text:p>
      <text:p text:style-name="P24"> <text:span text:style-name="T6">FROM</text:span><text:span text:style-name="T16"> Activity </text:span><text:span text:style-name="T6">WHERE</text:span><text:span text:style-name="T16"> </text:span></text:p>
      <text:p text:style-name="P16">(activity_date <text:span text:style-name="T5">&gt;</text:span> <text:span text:style-name="T7">"2019-06-27"</text:span> <text:span text:style-name="T5">AND</text:span> activity_date <text:span text:style-name="T5">&lt;=</text:span> <text:span text:style-name="T7">"2019-07-27"</text:span>) <text:span text:style-name="T5">GROUP</text:span> <text:span text:style-name="T5">BY</text:span> activity_date;</text:p>
      <text:p text:style-name="P52"/>
      <text:p text:style-name="P52"/>
      <text:p text:style-name="P52"/>
      <text:p text:style-name="P54">Reference :</text:p>
      <text:p text:style-name="P54"/>
      <text:p text:style-name="P54"><text:a xlink:type="simple" xlink:href="https://medium.com/data-science-for-kindergarten/1141-user-activity-for-the-past-30-days-i-9d838c8cc540" text:style-name="Internet_20_link" text:visited-style-name="Visited_20_Internet_20_Link">https://medium.com/data-science-for-kindergarten/1141-user-activity-for-the-past-30-days-i-9d838c8cc540</text:a></text:p>
      <text:p text:style-name="P54"/>
      <text:p text:style-name="P54"/>
      <text:p text:style-name="P52"/>
      <text:p text:style-name="P53"><text:soft-page-break/></text:p>
      <text:p text:style-name="P55"><text:span text:style-name="T32">#------------ Question 26 </text:span><text:a xlink:type="simple" xlink:href="https://leetcode.com/problems/product-sales-analysis-iii/" text:style-name="Internet_20_link" text:visited-style-name="Visited_20_Internet_20_Link"><text:span text:style-name="T4">Product Sales Analysis III</text:span></text:a> <text:s/>---------------------------------------------</text:p>
      <text:p text:style-name="P55"/>
      <text:p text:style-name="P64">Table: <text:span text:style-name="Source_20_Text"><text:span text:style-name="T3">Sales</text:span></text:span></text:p>
      <text:p text:style-name="P6">+-------------+-------+</text:p>
      <text:p text:style-name="P6">| Column Name | Type <text:s/>|</text:p>
      <text:p text:style-name="P6">+-------------+-------+</text:p>
      <text:p text:style-name="P6">| sale_id <text:s text:c="4"/>| int <text:s text:c="2"/>|</text:p>
      <text:p text:style-name="P6">| product_id <text:s/>| int <text:s text:c="2"/>|</text:p>
      <text:p text:style-name="P6">| year <text:s text:c="7"/>| int <text:s text:c="2"/>|</text:p>
      <text:p text:style-name="P6">| quantity <text:s text:c="3"/>| int <text:s text:c="2"/>|</text:p>
      <text:p text:style-name="P6">| price <text:s text:c="6"/>| int <text:s text:c="2"/>|</text:p>
      <text:p text:style-name="P6">+-------------+-------+</text:p>
      <text:p text:style-name="P6">(sale_id, year) is the primary key (combination of columns with unique values) of this table.</text:p>
      <text:p text:style-name="P6">product_id is a foreign key (reference column) to <text:span text:style-name="Source_20_Text"><text:span text:style-name="T3">Product</text:span></text:span> table.</text:p>
      <text:p text:style-name="P6">Each row of this table shows a sale on the product product_id in a certain year.</text:p>
      <text:p text:style-name="P1">Note that the price is per unit.</text:p>
      <text:p text:style-name="P9"> </text:p>
      <text:p text:style-name="P9">Table: <text:span text:style-name="Source_20_Text"><text:span text:style-name="T3">Product</text:span></text:span></text:p>
      <text:p text:style-name="P6">+--------------+---------+</text:p>
      <text:p text:style-name="P6">| Column Name <text:s/>| Type <text:s text:c="3"/>|</text:p>
      <text:p text:style-name="P6">+--------------+---------+</text:p>
      <text:p text:style-name="P6">| product_id <text:s text:c="2"/>| int <text:s text:c="4"/>|</text:p>
      <text:p text:style-name="P6">| product_name | varchar |</text:p>
      <text:p text:style-name="P6">+--------------+---------+</text:p>
      <text:p text:style-name="P6">product_id is the primary key (column with unique values) of this table.</text:p>
      <text:p text:style-name="P1">Each row of this table indicates the product name of each product.</text:p>
      <text:p text:style-name="P9"> </text:p>
      <text:p text:style-name="P9">Write a solution to select the <text:span text:style-name="Strong_20_Emphasis"><text:span text:style-name="T4">product id</text:span></text:span>, <text:span text:style-name="Strong_20_Emphasis"><text:span text:style-name="T4">year</text:span></text:span>, <text:span text:style-name="Strong_20_Emphasis"><text:span text:style-name="T4">quantity</text:span></text:span>, and <text:span text:style-name="Strong_20_Emphasis"><text:span text:style-name="T4">price</text:span></text:span> for the <text:span text:style-name="Strong_20_Emphasis"><text:span text:style-name="T4">first year</text:span></text:span> of every product sold.</text:p>
      <text:p text:style-name="P9">Return the resulting table in <text:span text:style-name="Strong_20_Emphasis"><text:span text:style-name="T4">any order</text:span></text:span>.</text:p>
      <text:p text:style-name="P9">The result format is in the following example.</text:p>
      <text:p text:style-name="P9"> </text:p>
      <text:p text:style-name="P9"><text:span text:style-name="Strong_20_Emphasis"><text:span text:style-name="T4">Example 1:</text:span></text:span></text:p>
      <text:p text:style-name="P6"><text:span text:style-name="Strong_20_Emphasis"><text:span text:style-name="T4">Input:</text:span></text:span> </text:p>
      <text:p text:style-name="P6">Sales table:</text:p>
      <text:p text:style-name="P6">+---------+------------+------+----------+-------+</text:p>
      <text:p text:style-name="P6">| sale_id | product_id | year | quantity | price |</text:p>
      <text:p text:style-name="P6">+---------+------------+------+----------+-------+ </text:p>
      <text:p text:style-name="P6">| 1 <text:s text:c="6"/>| 100 <text:s text:c="7"/>| 2008 | 10 <text:s text:c="6"/>| 5000 <text:s/>|</text:p>
      <text:p text:style-name="P6">| 2 <text:s text:c="6"/>| 100 <text:s text:c="7"/>| 2009 | 12 <text:s text:c="6"/>| 5000 <text:s/>|</text:p>
      <text:p text:style-name="P6">| 7 <text:s text:c="6"/>| 200 <text:s text:c="7"/>| 2011 | 15 <text:s text:c="6"/>| 9000 <text:s/>|</text:p>
      <text:p text:style-name="P6">+---------+------------+------+----------+-------+</text:p>
      <text:p text:style-name="P6">Product table:</text:p>
      <text:p text:style-name="P6">+------------+--------------+</text:p>
      <text:p text:style-name="P6">| product_id | product_name |</text:p>
      <text:p text:style-name="P6">+------------+--------------+</text:p>
      <text:p text:style-name="P6">| 100 <text:s text:c="7"/>| Nokia <text:s text:c="7"/>|</text:p>
      <text:p text:style-name="P6">| 200 <text:s text:c="7"/>| Apple <text:s text:c="7"/>|</text:p>
      <text:p text:style-name="P6"><text:soft-page-break/>| 300 <text:s text:c="7"/>| Samsung <text:s text:c="5"/>|</text:p>
      <text:p text:style-name="P6">+------------+--------------+</text:p>
      <text:p text:style-name="P6"><text:span text:style-name="Strong_20_Emphasis"><text:span text:style-name="T4">Output:</text:span></text:span> </text:p>
      <text:p text:style-name="P6">+------------+------------+----------+-------+</text:p>
      <text:p text:style-name="P6">| product_id | first_year | quantity | price |</text:p>
      <text:p text:style-name="P6">+------------+------------+----------+-------+ </text:p>
      <text:p text:style-name="P6">| 100 <text:s text:c="7"/>| 2008 <text:s text:c="6"/>| 10 <text:s text:c="6"/>| 5000 <text:s/>|</text:p>
      <text:p text:style-name="P6">| 200 <text:s text:c="7"/>| 2011 <text:s text:c="6"/>| 15 <text:s text:c="6"/>| 9000 <text:s/>|</text:p>
      <text:p text:style-name="P1">+------------+------------+----------+-------+</text:p>
      <text:p text:style-name="P54">#-------------------------- ANSWER --------------------------------------------- </text:p>
      <text:p text:style-name="P54"/>
      <text:p text:style-name="P20"><text:span text:style-name="T5">SELECT</text:span> s1.product_id,s1.<text:span text:style-name="T9">year</text:span> <text:span text:style-name="T5">AS</text:span> first_year,s1.quantity ,s1.price  <text:span text:style-name="T5">from</text:span> Sales s1 <text:span text:style-name="T5">LEFT</text:span> <text:span text:style-name="T5">JOIN</text:span> Sales s2 <text:span text:style-name="T5">ON</text:span> s1.product_id<text:span text:style-name="T5">=</text:span>s2.product_id <text:span text:style-name="T5">AND</text:span> s1.<text:span text:style-name="T9">year</text:span> <text:span text:style-name="T5">&gt;</text:span> s2.<text:span text:style-name="T9">year</text:span> <text:span text:style-name="T5">WHERE</text:span> s2.product_id <text:span text:style-name="T5">IS</text:span> <text:span text:style-name="T5">NULL</text:span>;</text:p>
      <text:p text:style-name="P54"/>
      <text:p text:style-name="P54"/>
      <text:p text:style-name="P54"/>
      <text:p text:style-name="P57"><text:span text:style-name="T33">#--- --- <text:s/>QUESTION 27 <text:s/></text:span><text:a xlink:type="simple" xlink:href="https://leetcode.com/problems/classes-more-than-5-students/" text:style-name="Internet_20_link" text:visited-style-name="Visited_20_Internet_20_Link"><text:span text:style-name="T4">Classes More Than 5 Students</text:span></text:a> <text:s/><text:span text:style-name="T33">------------------------------------</text:span></text:p>
      <text:p text:style-name="P57"/>
      <text:p text:style-name="P65">Table: <text:span text:style-name="Source_20_Text"><text:span text:style-name="T3">Courses</text:span></text:span></text:p>
      <text:p text:style-name="P6">+-------------+---------+</text:p>
      <text:p text:style-name="P6">| Column Name | Type <text:s text:c="3"/>|</text:p>
      <text:p text:style-name="P6">+-------------+---------+</text:p>
      <text:p text:style-name="P6">| student <text:s text:c="4"/>| varchar |</text:p>
      <text:p text:style-name="P6">| class <text:s text:c="6"/>| varchar |</text:p>
      <text:p text:style-name="P6">+-------------+---------+</text:p>
      <text:p text:style-name="P6">(student, class) is the primary key (combination of columns with unique values) for this table.</text:p>
      <text:p text:style-name="P1">Each row of this table indicates the name of a student and the class in which they are enrolled.</text:p>
      <text:p text:style-name="P9"> </text:p>
      <text:p text:style-name="P9">Write a solution to find all the classes that have <text:span text:style-name="Strong_20_Emphasis"><text:span text:style-name="T4">at least five students</text:span></text:span>.</text:p>
      <text:p text:style-name="P9">Return the result table in <text:span text:style-name="Strong_20_Emphasis"><text:span text:style-name="T4">any order</text:span></text:span>.</text:p>
      <text:p text:style-name="P9">The result format is in the following example.</text:p>
      <text:p text:style-name="P9"> </text:p>
      <text:p text:style-name="P9"><text:span text:style-name="Strong_20_Emphasis"><text:span text:style-name="T4">Example 1:</text:span></text:span></text:p>
      <text:p text:style-name="P6"><text:span text:style-name="Strong_20_Emphasis"><text:span text:style-name="T4">Input:</text:span></text:span> </text:p>
      <text:p text:style-name="P6">Courses table:</text:p>
      <text:p text:style-name="P6">+---------+----------+</text:p>
      <text:p text:style-name="P6">| student | class <text:s text:c="3"/>|</text:p>
      <text:p text:style-name="P6">+---------+----------+</text:p>
      <text:p text:style-name="P6">| A <text:s text:c="6"/>| Math <text:s text:c="4"/>|</text:p>
      <text:p text:style-name="P6">| B <text:s text:c="6"/>| English <text:s/>|</text:p>
      <text:p text:style-name="P6">| C <text:s text:c="6"/>| Math <text:s text:c="4"/>|</text:p>
      <text:p text:style-name="P6">| D <text:s text:c="6"/>| Biology <text:s/>|</text:p>
      <text:p text:style-name="P6">| E <text:s text:c="6"/>| Math <text:s text:c="4"/>|</text:p>
      <text:p text:style-name="P6">| F <text:s text:c="6"/>| Computer |</text:p>
      <text:p text:style-name="P6">| G <text:s text:c="6"/>| Math <text:s text:c="4"/>|</text:p>
      <text:p text:style-name="P6">| H <text:s text:c="6"/>| Math <text:s text:c="4"/>|</text:p>
      <text:p text:style-name="P6">| I <text:s text:c="6"/>| Math <text:s text:c="4"/>|</text:p>
      <text:p text:style-name="P6">+---------+----------+</text:p>
      <text:p text:style-name="P6"><text:span text:style-name="Strong_20_Emphasis"><text:span text:style-name="T4">Output:</text:span></text:span> </text:p>
      <text:p text:style-name="P6">+---------+</text:p>
      <text:p text:style-name="P6">| class <text:s text:c="2"/>|</text:p>
      <text:p text:style-name="P6"><text:soft-page-break/>+---------+</text:p>
      <text:p text:style-name="P6">| Math <text:s text:c="3"/>|</text:p>
      <text:p text:style-name="P6">+---------+</text:p>
      <text:p text:style-name="P6"><text:span text:style-name="Strong_20_Emphasis"><text:span text:style-name="T4">Explanation:</text:span></text:span> </text:p>
      <text:p text:style-name="P6">- Math has 6 students, so we include it.</text:p>
      <text:p text:style-name="P6">- English has 1 student, so we do not include it.</text:p>
      <text:p text:style-name="P6">- Biology has 1 student, so we do not include it.</text:p>
      <text:p text:style-name="P1">- Computer has 1 student, so we do not include it.</text:p>
      <text:p text:style-name="P56">#--------------------------- ANSWER --------------------------------------------------------------- </text:p>
      <text:p text:style-name="P70"><text:span text:style-name="T5">select</text:span> `class` <text:span text:style-name="T5">from</text:span> `courses` <text:span text:style-name="T5">group</text:span> <text:span text:style-name="T5">by</text:span> `class` <text:span text:style-name="T5">having</text:span> <text:span text:style-name="T9">count</text:span>(<text:span text:style-name="T5">distinct</text:span> `student`) <text:span text:style-name="T5">&gt;=</text:span> <text:span text:style-name="T11">5</text:span></text:p>
      <text:p text:style-name="P69"/>
      <text:p text:style-name="P69"/>
      <text:p text:style-name="P69"/>
      <text:p text:style-name="P73"><text:span text:style-name="T35">#------------------ Question 28 </text:span><text:a xlink:type="simple" xlink:href="https://leetcode.com/problems/find-followers-count/" text:style-name="Internet_20_link" text:visited-style-name="Visited_20_Internet_20_Link"><text:span text:style-name="T4">Find Followers Count</text:span></text:a> <text:s/>------------------------------------ </text:p>
      <text:p text:style-name="P73"><text:a xlink:type="simple" xlink:href="https://leetcode.com/problems/find-followers-count/" text:style-name="Internet_20_link" text:visited-style-name="Visited_20_Internet_20_Link"><text:span text:style-name="T4">Find Followers Count</text:span></text:a></text:p>
      <text:p text:style-name="Standard"/>
      <text:p text:style-name="P9"><text:span text:style-name="T4">Table: </text:span><text:span text:style-name="Source_20_Text"><text:span text:style-name="T3">Followers</text:span></text:span></text:p>
      <text:p text:style-name="P7">+-------------+------+</text:p>
      <text:p text:style-name="P7">| Column Name | Type |</text:p>
      <text:p text:style-name="P7">+-------------+------+</text:p>
      <text:p text:style-name="P7">| user_id <text:s text:c="4"/>| int <text:s/>|</text:p>
      <text:p text:style-name="P7">| follower_id | int <text:s/>|</text:p>
      <text:p text:style-name="P7">+-------------+------+</text:p>
      <text:p text:style-name="P7">(user_id, follower_id) is the primary key (combination of columns with unique values) for this table.</text:p>
      <text:p text:style-name="P3">This table contains the IDs of a user and a follower in a social media app where the follower follows the user.</text:p>
      <text:p text:style-name="P10"> </text:p>
      <text:p text:style-name="P10">Write a solution that will, for each user, return the number of followers.</text:p>
      <text:p text:style-name="P9"><text:span text:style-name="T4">Return the result table ordered by </text:span><text:span text:style-name="Source_20_Text"><text:span text:style-name="T3">user_id</text:span></text:span><text:span text:style-name="T4"> in ascending order.</text:span></text:p>
      <text:p text:style-name="P10">The result format is in the following example.</text:p>
      <text:p text:style-name="P10"> </text:p>
      <text:p text:style-name="P9"><text:span text:style-name="Strong_20_Emphasis"><text:span text:style-name="T4">Example 1:</text:span></text:span></text:p>
      <text:p text:style-name="P6"><text:span text:style-name="Strong_20_Emphasis"><text:span text:style-name="T4">Input:</text:span></text:span><text:span text:style-name="T4"> </text:span></text:p>
      <text:p text:style-name="P7">Followers table:</text:p>
      <text:p text:style-name="P7">+---------+-------------+</text:p>
      <text:p text:style-name="P7">| user_id | follower_id |</text:p>
      <text:p text:style-name="P7">+---------+-------------+</text:p>
      <text:p text:style-name="P7">| 0 <text:s text:c="6"/>| 1 <text:s text:c="10"/>|</text:p>
      <text:p text:style-name="P7">| 1 <text:s text:c="6"/>| 0 <text:s text:c="10"/>|</text:p>
      <text:p text:style-name="P7">| 2 <text:s text:c="6"/>| 0 <text:s text:c="10"/>|</text:p>
      <text:p text:style-name="P7">| 2 <text:s text:c="6"/>| 1 <text:s text:c="10"/>|</text:p>
      <text:p text:style-name="P7">+---------+-------------+</text:p>
      <text:p text:style-name="P6"><text:span text:style-name="Strong_20_Emphasis"><text:span text:style-name="T4">Output:</text:span></text:span><text:span text:style-name="T4"> </text:span></text:p>
      <text:p text:style-name="P7">+---------+----------------+</text:p>
      <text:p text:style-name="P7">| user_id | followers_count|</text:p>
      <text:p text:style-name="P7">+---------+----------------+</text:p>
      <text:p text:style-name="P7">| 0 <text:s text:c="6"/>| 1 <text:s text:c="13"/>|</text:p>
      <text:p text:style-name="P7">| 1 <text:s text:c="6"/>| 1 <text:s text:c="13"/>|</text:p>
      <text:p text:style-name="P7">| 2 <text:s text:c="6"/>| 2 <text:s text:c="13"/>|</text:p>
      <text:p text:style-name="P7">+---------+----------------+</text:p>
      <text:p text:style-name="P6"><text:span text:style-name="Strong_20_Emphasis"><text:span text:style-name="T4">Explanation:</text:span></text:span><text:span text:style-name="T4"> </text:span></text:p>
      <text:p text:style-name="P7"><text:soft-page-break/>The followers of 0 are {1}</text:p>
      <text:p text:style-name="P7">The followers of 1 are {0}</text:p>
      <text:p text:style-name="P3">The followers of 2 are {0,1}</text:p>
      <text:p text:style-name="P72">#---------------------------- ANSWER ------------------------------------------------------------------- </text:p>
      <text:p text:style-name="P72"/>
      <text:p text:style-name="P71"><text:span text:style-name="T5">select</text:span> user_id,<text:span text:style-name="T9">count</text:span>(<text:span text:style-name="T5">Distinct</text:span> follower_id) <text:span text:style-name="T5">as</text:span> followers_count <text:span text:style-name="T5">from</text:span> Followers <text:span text:style-name="T5">group</text:span> <text:span text:style-name="T5">by</text:span> user_id <text:span text:style-name="T5">order</text:span> <text:span text:style-name="T5">by</text:span> user_id;</text:p>
      <text:p text:style-name="P72"/>
      <text:p text:style-name="P75">Reference :</text:p>
      <text:p text:style-name="P75"/>
      <text:p text:style-name="P75">https://github.com/LeetCode-Feedback/LeetCode-Feedback/issues/8540</text:p>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6T15:57:40.488000000</meta:creation-date>
    <meta:generator>LibreOffice/7.1.3.2$Windows_X86_64 LibreOffice_project/47f78053abe362b9384784d31a6e56f8511eb1c1</meta:generator>
    <dc:date>2024-07-26T22:38:30.968000000</dc:date>
    <meta:editing-duration>PT4H21M51S</meta:editing-duration>
    <meta:editing-cycles>18</meta:editing-cycles>
    <meta:document-statistic meta:table-count="0" meta:image-count="0" meta:object-count="0" meta:page-count="18" meta:paragraph-count="732" meta:word-count="4529" meta:character-count="29922" meta:non-whitespace-character-count="23138"/>
  </office:meta>
</office:document-meta>
</file>